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0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4.849cm"/>
    </style:style>
    <style:style style:name="co7" style:family="table-column">
      <style:table-column-properties fo:break-before="auto" style:column-width="4.881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4.512cm"/>
    </style:style>
    <style:style style:name="co10" style:family="table-column">
      <style:table-column-properties fo:break-before="auto" style:column-width="4.482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2.905cm"/>
    </style:style>
    <style:style style:name="co13" style:family="table-column">
      <style:table-column-properties fo:break-before="auto" style:column-width="3.533cm"/>
    </style:style>
    <style:style style:name="co14" style:family="table-column">
      <style:table-column-properties fo:break-before="auto" style:column-width="4.911cm"/>
    </style:style>
    <style:style style:name="co15" style:family="table-column">
      <style:table-column-properties fo:break-before="auto" style:column-width="2.799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3.029cm"/>
    </style:style>
    <style:style style:name="co18" style:family="table-column">
      <style:table-column-properties fo:break-before="auto" style:column-width="6.992cm"/>
    </style:style>
    <style:style style:name="co19" style:family="table-column">
      <style:table-column-properties fo:break-before="auto" style:column-width="6.701cm"/>
    </style:style>
    <style:style style:name="co20" style:family="table-column">
      <style:table-column-properties fo:break-before="auto" style:column-width="2.845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5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 style:font-weight-asian="normal" style:font-weight-complex="normal"/>
    </style:style>
    <style:style style:name="ce3" style:family="table-cell" style:parent-style-name="Good" style:data-style-name="N0"/>
    <style:style style:name="ce4" style:family="table-cell" style:parent-style-name="Default" style:data-style-name="N0"/>
    <style:style style:name="ce2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style:text-underline-style="none" style:text-underline-color="font-color" fo:font-style="normal"/>
    </style:style>
    <style:style style:name="T2" style:family="text">
      <style:text-properties fo:color="#000000" fo:font-size="10pt" fo:font-weight="normal" style:text-underline-style="none" style:text-underline-color="font-color" fo:font-style="normal"/>
    </style:style>
  </office:automatic-styles>
  <office:body>
    <office:spreadsheet>
      <table:table table:name="L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ériode</text:p>
          </table:table-cell>
          <table:table-cell table:style-name="ce7" office:value-type="string" calcext:value-type="string">
            <text:p>Crédits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Biennal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07"/>
        </table:table-row>
        <table:table-row table:style-name="ro1">
          <table:table-cell office:value-type="string" calcext:value-type="string">
            <text:p>Internship credited with Master Project -master in Computer Science-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project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project in Computer Science</text:p>
          </table:table-cell>
          <table:table-cell office:value-type="string" calcext:value-type="string">
            <text:p>bo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ster project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algorithm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3" office:value-type="string" calcext:value-type="string">
            <text:p/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computer architecture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ptography and security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base system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centralized systems engineer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10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algorithm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undations of software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1</text:p>
          </table:table-cell>
          <table:table-cell table:number-columns-repeated="5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ormation security and privacy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P/IP network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compiler construct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computer graphic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multiprocessor architecture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probability and application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topics on privacy enhancing technologie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ied biostatistic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ied data analysi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tificial neural network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matic speech processing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image informatic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logical modeling of neural network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edical signal process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siness design for IT services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lular biology and biochemistry for engineer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ational complexity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ational photography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rs and mus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r vis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current algorithm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 visualizat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ign technologies for integrated system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education &amp; learning analytic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information system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intelligent system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ynamical system theory for engineer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mbedded system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terprise and service-oriented architecture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erience design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mal verification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ometric comput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ödel and recursivity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age processing I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age processing II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dustrial automatio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ormation theory and coding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lligent agent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raction desig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roduction to natural language processing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arning theory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chine learning for behavioral dat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rkov chains and algorithmic application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hematical foundations of signal process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bile network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rn digital communications: a hands-on approach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works out of control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mber theory in cryptography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timization for machine learning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tional project in computer science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p 2 : Options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nciples of computer system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babilistic methods in combinatoric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al-time embedded system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nsors in medical instrumentatio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5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t theory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art grids technologie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1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 2 : Options</text:p>
          </table:table-cell>
          <table:table-cell table:number-columns-repeated="7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ftware security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6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tistical signal and data processing through application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linear algorithms for big data analysi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ology ventures in 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 GC maker project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pics in theoretical computer science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isual intelligence : machines and mind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ester project in Computer Science II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ock "Projects &amp; SHS"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SS : Introduction to project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 "Projects &amp; SHS"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SS : Project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 "Projects &amp; SHS"</text:p>
          </table:table-cell>
          <table:table-cell table:number-columns-repeated="13" office:value-type="string" calcext:value-type="string">
            <text:p/>
          </table:table-cell>
          <table:table-cell table:number-columns-repeated="1007"/>
        </table:table-row>
      </table:table>
      <table:table table:name="S1" table:style-name="ta1"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Good" table:formula="of:=SUM([.B4:.B19])+ORG.OPENOFFICE.STYLE(IF(ORG.OPENOFFICE.CURRENT() &gt;= 30; &quot;Good&quot;; &quot;Warning&quot;))" office:value-type="float" office:value="36" calcext:value-type="float">
            <text:p>36</text:p>
          </table:table-cell>
          <table:table-cell table:formula="of:=SUM([.C4:.C18])" office:value-type="float" office:value="16" calcext:value-type="float">
            <text:p>16</text:p>
          </table:table-cell>
          <table:table-cell table:formula="of:=SUM([.D4:.D18])" office:value-type="float" office:value="6" calcext:value-type="float">
            <text:p>6</text:p>
          </table:table-cell>
          <table:table-cell table:formula="of:=SUM([.E4:.E18])" office:value-type="float" office:value="11" calcext:value-type="float">
            <text:p>11</text:p>
          </table:table-cell>
          <table:table-cell table:formula="of:=SUM([.F4:.F18])" office:value-type="float" office:value="6" calcext:value-type="float">
            <text:p>6</text:p>
          </table:table-cell>
          <table:table-cell table:formula="of:=SUM([.G4:.G18])" office:value-type="float" office:value="15" calcext:value-type="float">
            <text:p>15</text:p>
          </table:table-cell>
          <table:table-cell table:formula="of:=SUM([.H4:.H18])" office:value-type="float" office:value="0" calcext:value-type="float">
            <text:p>0</text:p>
          </table:table-cell>
          <table:table-cell table:formula="of:=SUM([.I4:.I18])" office:value-type="float" office:value="6" calcext:value-type="float">
            <text:p>6</text:p>
          </table:table-cell>
          <table:table-cell table:formula="of:=SUM([.J4:.J18])" office:value-type="float" office:value="6" calcext:value-type="float">
            <text:p>6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27" calcext:value-type="float">
            <text:p>27</text:p>
          </table:table-cell>
          <table:table-cell table:formula="of:=SUM([.M4:.M18])" office:value-type="float" office:value="0" calcext:value-type="float">
            <text:p>0</text:p>
          </table:table-cell>
          <table:table-cell table:formula="of:=SUM([.N4:.N18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<text:span text:style-name="T1">Advanced multiprocessor architecture</text:span></text:p>
          </table:table-cell>
          <table:table-cell table:style-name="ce3"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4];[$L.$A$2:$L.$Q$80];4;FALSE())=&quot;Group 1&quot;;[.$B4];0);&quot;&quot;)" office:value-type="float" office:value="0" calcext:value-type="float">
            <text:p>0</text:p>
          </table:table-cell>
          <table:table-cell table:style-name="ce4" table:formula="of:=IFERROR(VLOOKUP([.$A4];[$L.$A$2:$L.$Q$80];7;FALSE())*[.$B4];&quot;&quot;)" office:value-type="float" office:value="6" calcext:value-type="float">
            <text:p>6</text:p>
          </table:table-cell>
          <table:table-cell table:formula="of:=IFERROR(VLOOKUP([.$A4];[$L.$A$2:$L.$Q$80];8;FALSE())*[.$B4];&quot;&quot;)">
            <text:p/>
          </table:table-cell>
          <table:table-cell table:formula="of:=IFERROR(VLOOKUP([.$A4];[$L.$A$2:$L.$Q$80];9;FALSE())*[.$B4];&quot;&quot;)">
            <text:p/>
          </table:table-cell>
          <table:table-cell table:formula="of:=IFERROR(VLOOKUP([.$A4];[$L.$A$2:$L.$Q$80];10;FALSE())*[.$B4];&quot;&quot;)">
            <text:p/>
          </table:table-cell>
          <table:table-cell table:formula="of:=IFERROR(VLOOKUP([.$A4];[$L.$A$2:$L.$Q$80];11;FALSE())*[.$B4];&quot;&quot;)">
            <text:p/>
          </table:table-cell>
          <table:table-cell table:formula="of:=IFERROR(VLOOKUP([.$A4];[$L.$A$2:$L.$Q$80];12;FALSE())*[.$B4];&quot;&quot;)">
            <text:p/>
          </table:table-cell>
          <table:table-cell table:formula="of:=IFERROR(VLOOKUP([.$A4];[$L.$A$2:$L.$Q$80];13;FALSE())*[.$B4];&quot;&quot;)">
            <text:p/>
          </table:table-cell>
          <table:table-cell table:formula="of:=IFERROR(VLOOKUP([.$A4];[$L.$A$2:$L.$Q$80];14;FALSE())*[.$B4];&quot;&quot;)">
            <text:p/>
          </table:table-cell>
          <table:table-cell table:style-name="ce4" table:formula="of:=IFERROR(VLOOKUP([.$A4];[$L.$A$2:$L.$Q$80];15;FALSE())*[.$B4];&quot;&quot;)" office:value-type="float" office:value="6" calcext:value-type="float">
            <text:p>6</text:p>
          </table:table-cell>
          <table:table-cell table:formula="of:=IFERROR(VLOOKUP([.$A4];[$L.$A$2:$L.$Q$80];16;FALSE())*[.$B4];&quot;&quot;)">
            <text:p/>
          </table:table-cell>
          <table:table-cell table:formula="of:=IFERROR(VLOOKUP([.$A4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<text:span text:style-name="T2">Applied data analysis</text:span></text:p>
          </table:table-cell>
          <table:table-cell table:style-name="ce3"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5];[$L.$A$2:$L.$Q$80];4;FALSE())=&quot;Group 1&quot;;[.$B5];0);&quot;&quot;)" office:value-type="float" office:value="0" calcext:value-type="float">
            <text:p>0</text:p>
          </table:table-cell>
          <table:table-cell table:formula="of:=IFERROR(VLOOKUP([.$A5];[$L.$A$2:$L.$Q$80];7;FALSE())*[.$B5];&quot;&quot;)">
            <text:p/>
          </table:table-cell>
          <table:table-cell table:formula="of:=IFERROR(VLOOKUP([.$A5];[$L.$A$2:$L.$Q$80];8;FALSE())*[.$B5];&quot;&quot;)">
            <text:p/>
          </table:table-cell>
          <table:table-cell table:style-name="ce4" table:formula="of:=IFERROR(VLOOKUP([.$A5];[$L.$A$2:$L.$Q$80];9;FALSE())*[.$B5];&quot;&quot;)" office:value-type="float" office:value="6" calcext:value-type="float">
            <text:p>6</text:p>
          </table:table-cell>
          <table:table-cell table:formula="of:=IFERROR(VLOOKUP([.$A5];[$L.$A$2:$L.$Q$80];10;FALSE())*[.$B5];&quot;&quot;)">
            <text:p/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formula="of:=IFERROR(VLOOKUP([.$A5];[$L.$A$2:$L.$Q$80];15;FALSE())*[.$B5];&quot;&quot;)">
            <text:p/>
          </table:table-cell>
          <table:table-cell table:formula="of:=IFERROR(VLOOKUP([.$A5];[$L.$A$2:$L.$Q$80];16;FALSE())*[.$B5];&quot;&quot;)">
            <text:p/>
          </table:table-cell>
          <table:table-cell table:style-name="ce4" table:formula="of:=IFERROR(VLOOKUP([.$A5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<text:span text:style-name="T2">Decentralized systems engineering</text:span></text:p>
          </table:table-cell>
          <table:table-cell table:style-name="ce3"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6];[$L.$A$2:$L.$Q$80];4;FALSE())=&quot;Group 1&quot;;[.$B6];0);&quot;&quot;)" office:value-type="float" office:value="6" calcext:value-type="float">
            <text:p>6</text:p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formula="of:=IFERROR(VLOOKUP([.$A6];[$L.$A$2:$L.$Q$80];9;FALSE())*[.$B6];&quot;&quot;)">
            <text:p/>
          </table:table-cell>
          <table:table-cell table:formula="of:=IFERROR(VLOOKUP([.$A6];[$L.$A$2:$L.$Q$80];10;FALSE())*[.$B6];&quot;&quot;)">
            <text:p/>
          </table:table-cell>
          <table:table-cell table:formula="of:=IFERROR(VLOOKUP([.$A6];[$L.$A$2:$L.$Q$80];11;FALSE())*[.$B6];&quot;&quot;)">
            <text:p/>
          </table:table-cell>
          <table:table-cell table:formula="of:=IFERROR(VLOOKUP([.$A6];[$L.$A$2:$L.$Q$80];12;FALSE())*[.$B6];&quot;&quot;)">
            <text:p/>
          </table:table-cell>
          <table:table-cell table:formula="of:=IFERROR(VLOOKUP([.$A6];[$L.$A$2:$L.$Q$80];13;FALSE())*[.$B6];&quot;&quot;)">
            <text:p/>
          </table:table-cell>
          <table:table-cell table:formula="of:=IFERROR(VLOOKUP([.$A6];[$L.$A$2:$L.$Q$80];14;FALSE())*[.$B6];&quot;&quot;)">
            <text:p/>
          </table:table-cell>
          <table:table-cell table:style-name="ce4" table:formula="of:=IFERROR(VLOOKUP([.$A6];[$L.$A$2:$L.$Q$80];15;FALSE())*[.$B6];&quot;&quot;)" office:value-type="float" office:value="6" calcext:value-type="float">
            <text:p>6</text:p>
          </table:table-cell>
          <table:table-cell table:formula="of:=IFERROR(VLOOKUP([.$A6];[$L.$A$2:$L.$Q$80];16;FALSE())*[.$B6];&quot;&quot;)">
            <text:p/>
          </table:table-cell>
          <table:table-cell table:style-name="ce4" table:formula="of:=IFERROR(VLOOKUP([.$A6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S : Introduction to project</text:p>
          </table:table-cell>
          <table:table-cell table:style-name="ce3"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 office:value-type="float" office:value="3" calcext:value-type="float">
            <text:p>3</text:p>
          </table:table-cell>
          <table:table-cell table:style-name="ce4" table:formula="of:=IFERROR(IF(VLOOKUP([.$A7];[$L.$A$2:$L.$Q$80];4;FALSE())=&quot;Group 1&quot;;[.$B7];0);&quot;&quot;)" office:value-type="float" office:value="0" calcext:value-type="float">
            <text:p>0</text:p>
          </table:table-cell>
          <table:table-cell table:formula="of:=IFERROR(VLOOKUP([.$A7];[$L.$A$2:$L.$Q$80];7;FALSE())*[.$B7];&quot;&quot;)">
            <text:p/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formula="of:=IFERROR(VLOOKUP([.$A7];[$L.$A$2:$L.$Q$80];12;FALSE())*[.$B7];&quot;&quot;)">
            <text:p/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formula="of:=IFERROR(VLOOKUP([.$A7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<text:span text:style-name="T2">Concurrent algorithms</text:span></text:p>
          </table:table-cell>
          <table:table-cell table:style-name="ce3"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 office:value-type="float" office:value="5" calcext:value-type="float">
            <text:p>5</text:p>
          </table:table-cell>
          <table:table-cell table:style-name="ce4" table:formula="of:=IFERROR(IF(VLOOKUP([.$A8];[$L.$A$2:$L.$Q$80];4;FALSE())=&quot;Group 1&quot;;[.$B8];0);&quot;&quot;)" office:value-type="float" office:value="0" calcext:value-type="float">
            <text:p>0</text:p>
          </table:table-cell>
          <table:table-cell table:formula="of:=IFERROR(VLOOKUP([.$A8];[$L.$A$2:$L.$Q$80];7;FALSE())*[.$B8];&quot;&quot;)">
            <text:p/>
          </table:table-cell>
          <table:table-cell table:style-name="ce4" table:formula="of:=IFERROR(VLOOKUP([.$A8];[$L.$A$2:$L.$Q$80];8;FALSE())*[.$B8];&quot;&quot;)" office:value-type="float" office:value="5" calcext:value-type="float">
            <text:p>5</text:p>
          </table:table-cell>
          <table:table-cell table:formula="of:=IFERROR(VLOOKUP([.$A8];[$L.$A$2:$L.$Q$80];9;FALSE())*[.$B8];&quot;&quot;)">
            <text:p/>
          </table:table-cell>
          <table:table-cell table:style-name="ce4" table:formula="of:=IFERROR(VLOOKUP([.$A8];[$L.$A$2:$L.$Q$80];10;FALSE())*[.$B8];&quot;&quot;)" office:value-type="float" office:value="5" calcext:value-type="float">
            <text:p>5</text:p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style-name="ce4" table:formula="of:=IFERROR(VLOOKUP([.$A8];[$L.$A$2:$L.$Q$80];15;FALSE())*[.$B8];&quot;&quot;)" office:value-type="float" office:value="5" calcext:value-type="float">
            <text:p>5</text:p>
          </table:table-cell>
          <table:table-cell table:formula="of:=IFERROR(VLOOKUP([.$A8];[$L.$A$2:$L.$Q$80];16;FALSE())*[.$B8];&quot;&quot;)">
            <text:p/>
          </table:table-cell>
          <table:table-cell table:style-name="ce4" table:formula="of:=IFERROR(VLOOKUP([.$A8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<text:span text:style-name="T1">Foundations of software</text:span></text:p>
          </table:table-cell>
          <table:table-cell table:style-name="ce3"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style-name="ce4" table:formula="of:=IFERROR(IF(VLOOKUP([.$A9];[$L.$A$2:$L.$Q$80];4;FALSE())=&quot;Group 1&quot;;[.$B9];0);&quot;&quot;)" office:value-type="float" office:value="4" calcext:value-type="float">
            <text:p>4</text:p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style-name="ce4" table:formula="of:=IFERROR(VLOOKUP([.$A9];[$L.$A$2:$L.$Q$80];10;FALSE())*[.$B9];&quot;&quot;)" office:value-type="float" office:value="4" calcext:value-type="float">
            <text:p>4</text:p>
          </table:table-cell>
          <table:table-cell table:formula="of:=IFERROR(VLOOKUP([.$A9];[$L.$A$2:$L.$Q$80];11;FALSE())*[.$B9];&quot;&quot;)">
            <text:p/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style-name="ce4" table:formula="of:=IFERROR(VLOOKUP([.$A9];[$L.$A$2:$L.$Q$80];15;FALSE())*[.$B9];&quot;&quot;)" office:value-type="float" office:value="4" calcext:value-type="float">
            <text:p>4</text:p>
          </table:table-cell>
          <table:table-cell table:formula="of:=IFERROR(VLOOKUP([.$A9];[$L.$A$2:$L.$Q$80];16;FALSE())*[.$B9];&quot;&quot;)">
            <text:p/>
          </table:table-cell>
          <table:table-cell table:style-name="ce4" table:formula="of:=IFERROR(VLOOKUP([.$A9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<text:span text:style-name="T2">Distributed algorithms</text:span></text:p>
          </table:table-cell>
          <table:table-cell table:style-name="ce3"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10];[$L.$A$2:$L.$Q$80];4;FALSE())=&quot;Group 1&quot;;[.$B10];0);&quot;&quot;)" office:value-type="float" office:value="6" calcext:value-type="float">
            <text:p>6</text:p>
          </table:table-cell>
          <table:table-cell table:formula="of:=IFERROR(VLOOKUP([.$A10];[$L.$A$2:$L.$Q$80];7;FALSE())*[.$B10];&quot;&quot;)">
            <text:p/>
          </table:table-cell>
          <table:table-cell table:style-name="ce4" table:formula="of:=IFERROR(VLOOKUP([.$A10];[$L.$A$2:$L.$Q$80];8;FALSE())*[.$B10];&quot;&quot;)" office:value-type="float" office:value="6" calcext:value-type="float">
            <text:p>6</text:p>
          </table:table-cell>
          <table:table-cell table:formula="of:=IFERROR(VLOOKUP([.$A10];[$L.$A$2:$L.$Q$80];9;FALSE())*[.$B10];&quot;&quot;)">
            <text:p/>
          </table:table-cell>
          <table:table-cell table:style-name="ce4" table:formula="of:=IFERROR(VLOOKUP([.$A10];[$L.$A$2:$L.$Q$80];10;FALSE())*[.$B10];&quot;&quot;)" office:value-type="float" office:value="6" calcext:value-type="float">
            <text:p>6</text:p>
          </table:table-cell>
          <table:table-cell table:formula="of:=IFERROR(VLOOKUP([.$A10];[$L.$A$2:$L.$Q$80];11;FALSE())*[.$B10];&quot;&quot;)">
            <text:p/>
          </table:table-cell>
          <table:table-cell table:style-name="ce4" table:formula="of:=IFERROR(VLOOKUP([.$A10];[$L.$A$2:$L.$Q$80];12;FALSE())*[.$B10];&quot;&quot;)" office:value-type="float" office:value="6" calcext:value-type="float">
            <text:p>6</text:p>
          </table:table-cell>
          <table:table-cell table:style-name="ce4" table:formula="of:=IFERROR(VLOOKUP([.$A10];[$L.$A$2:$L.$Q$80];13;FALSE())*[.$B10];&quot;&quot;)" office:value-type="float" office:value="6" calcext:value-type="float">
            <text:p>6</text:p>
          </table:table-cell>
          <table:table-cell table:formula="of:=IFERROR(VLOOKUP([.$A10];[$L.$A$2:$L.$Q$80];14;FALSE())*[.$B10];&quot;&quot;)">
            <text:p/>
          </table:table-cell>
          <table:table-cell table:style-name="ce4" table:formula="of:=IFERROR(VLOOKUP([.$A10];[$L.$A$2:$L.$Q$80];15;FALSE())*[.$B10];&quot;&quot;)" office:value-type="float" office:value="6" calcext:value-type="float">
            <text:p>6</text:p>
          </table:table-cell>
          <table:table-cell table:formula="of:=IFERROR(VLOOKUP([.$A10];[$L.$A$2:$L.$Q$80];16;FALSE())*[.$B10];&quot;&quot;)">
            <text:p/>
          </table:table-cell>
          <table:table-cell table:style-name="ce4" table:formula="of:=IFERROR(VLOOKUP([.$A10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1">
        <table:table-column table:style-name="co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7"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Good" table:formula="of:=SUM([.B4:.B19])+ORG.OPENOFFICE.STYLE(IF(ORG.OPENOFFICE.CURRENT() &gt;= 30; &quot;Good&quot;; &quot;Warning&quot;))" office:value-type="float" office:value="36" calcext:value-type="float">
            <text:p>36</text:p>
          </table:table-cell>
          <table:table-cell table:formula="of:=SUM([.C4:.C18])" office:value-type="float" office:value="14" calcext:value-type="float">
            <text:p>14</text:p>
          </table:table-cell>
          <table:table-cell table:formula="of:=SUM([.D4:.D18])" office:value-type="float" office:value="9" calcext:value-type="float">
            <text:p>9</text:p>
          </table:table-cell>
          <table:table-cell table:formula="of:=SUM([.E4:.E18])" office:value-type="float" office:value="7" calcext:value-type="float">
            <text:p>7</text:p>
          </table:table-cell>
          <table:table-cell table:formula="of:=SUM([.F4:.F18])" office:value-type="float" office:value="18" calcext:value-type="float">
            <text:p>18</text:p>
          </table:table-cell>
          <table:table-cell table:formula="of:=SUM([.G4:.G18])" office:value-type="float" office:value="18" calcext:value-type="float">
            <text:p>18</text:p>
          </table:table-cell>
          <table:table-cell table:formula="of:=SUM([.H4:.H18])" office:value-type="float" office:value="13" calcext:value-type="float">
            <text:p>13</text:p>
          </table:table-cell>
          <table:table-cell table:formula="of:=SUM([.I4:.I18])" office:value-type="float" office:value="11" calcext:value-type="float">
            <text:p>11</text:p>
          </table:table-cell>
          <table:table-cell table:formula="of:=SUM([.J4:.J18])" office:value-type="float" office:value="11" calcext:value-type="float">
            <text:p>11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11" calcext:value-type="float">
            <text:p>11</text:p>
          </table:table-cell>
          <table:table-cell table:formula="of:=SUM([.M4:.M18])" office:value-type="float" office:value="4" calcext:value-type="float">
            <text:p>4</text:p>
          </table:table-cell>
          <table:table-cell table:formula="of:=SUM([.N4:.N18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2">Advanced algorithms</text:span></text:p>
          </table:table-cell>
          <table:table-cell table:style-name="ce3"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style-name="ce4" table:formula="of:=IFERROR(IF(VLOOKUP([.$A4];[$L.$A$2:$L.$Q$80];4;FALSE())=&quot;Group 1&quot;;[.$B4];0);&quot;&quot;)" office:value-type="float" office:value="7" calcext:value-type="float">
            <text:p>7</text:p>
          </table:table-cell>
          <table:table-cell table:formula="of:=IFERROR(VLOOKUP([.$A4];[$L.$A$2:$L.$Q$80];7;FALSE())*[.$B4];&quot;&quot;)">
            <text:p/>
          </table:table-cell>
          <table:table-cell table:style-name="ce4" table:formula="of:=IFERROR(VLOOKUP([.$A4];[$L.$A$2:$L.$Q$80];8;FALSE())*[.$B4];&quot;&quot;)" office:value-type="float" office:value="7" calcext:value-type="float">
            <text:p>7</text:p>
          </table:table-cell>
          <table:table-cell table:style-name="ce4" table:formula="of:=IFERROR(VLOOKUP([.$A4];[$L.$A$2:$L.$Q$80];9;FALSE())*[.$B4];&quot;&quot;)" office:value-type="float" office:value="7" calcext:value-type="float">
            <text:p>7</text:p>
          </table:table-cell>
          <table:table-cell table:style-name="ce4" table:formula="of:=IFERROR(VLOOKUP([.$A4];[$L.$A$2:$L.$Q$80];10;FALSE())*[.$B4];&quot;&quot;)" office:value-type="float" office:value="7" calcext:value-type="float">
            <text:p>7</text:p>
          </table:table-cell>
          <table:table-cell table:style-name="ce4" table:formula="of:=IFERROR(VLOOKUP([.$A4];[$L.$A$2:$L.$Q$80];11;FALSE())*[.$B4];&quot;&quot;)" office:value-type="float" office:value="7" calcext:value-type="float">
            <text:p>7</text:p>
          </table:table-cell>
          <table:table-cell table:formula="of:=IFERROR(VLOOKUP([.$A4];[$L.$A$2:$L.$Q$80];12;FALSE())*[.$B4];&quot;&quot;)">
            <text:p/>
          </table:table-cell>
          <table:table-cell table:style-name="ce4" table:formula="of:=IFERROR(VLOOKUP([.$A4];[$L.$A$2:$L.$Q$80];13;FALSE())*[.$B4];&quot;&quot;)" office:value-type="float" office:value="7" calcext:value-type="float">
            <text:p>7</text:p>
          </table:table-cell>
          <table:table-cell table:formula="of:=IFERROR(VLOOKUP([.$A4];[$L.$A$2:$L.$Q$80];14;FALSE())*[.$B4];&quot;&quot;)">
            <text:p/>
          </table:table-cell>
          <table:table-cell table:formula="of:=IFERROR(VLOOKUP([.$A4];[$L.$A$2:$L.$Q$80];15;FALSE())*[.$B4];&quot;&quot;)">
            <text:p/>
          </table:table-cell>
          <table:table-cell table:formula="of:=IFERROR(VLOOKUP([.$A4];[$L.$A$2:$L.$Q$80];16;FALSE())*[.$B4];&quot;&quot;)">
            <text:p/>
          </table:table-cell>
          <table:table-cell table:style-name="ce4" table:formula="of:=IFERROR(VLOOKUP([.$A4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Advanced compiler construction</text:span></text:p>
          </table:table-cell>
          <table:table-cell table:style-name="ce3"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style-name="ce4" table:formula="of:=IFERROR(IF(VLOOKUP([.$A5];[$L.$A$2:$L.$Q$80];4;FALSE())=&quot;Group 1&quot;;[.$B5];0);&quot;&quot;)" office:value-type="float" office:value="0" calcext:value-type="float">
            <text:p>0</text:p>
          </table:table-cell>
          <table:table-cell table:style-name="ce4" table:formula="of:=IFERROR(VLOOKUP([.$A5];[$L.$A$2:$L.$Q$80];7;FALSE())*[.$B5];&quot;&quot;)" office:value-type="float" office:value="4" calcext:value-type="float">
            <text:p>4</text:p>
          </table:table-cell>
          <table:table-cell table:formula="of:=IFERROR(VLOOKUP([.$A5];[$L.$A$2:$L.$Q$80];8;FALSE())*[.$B5];&quot;&quot;)">
            <text:p/>
          </table:table-cell>
          <table:table-cell table:formula="of:=IFERROR(VLOOKUP([.$A5];[$L.$A$2:$L.$Q$80];9;FALSE())*[.$B5];&quot;&quot;)">
            <text:p/>
          </table:table-cell>
          <table:table-cell table:style-name="ce4" table:formula="of:=IFERROR(VLOOKUP([.$A5];[$L.$A$2:$L.$Q$80];10;FALSE())*[.$B5];&quot;&quot;)" office:value-type="float" office:value="4" calcext:value-type="float">
            <text:p>4</text:p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style-name="ce4" table:formula="of:=IFERROR(VLOOKUP([.$A5];[$L.$A$2:$L.$Q$80];15;FALSE())*[.$B5];&quot;&quot;)" office:value-type="float" office:value="4" calcext:value-type="float">
            <text:p>4</text:p>
          </table:table-cell>
          <table:table-cell table:formula="of:=IFERROR(VLOOKUP([.$A5];[$L.$A$2:$L.$Q$80];16;FALSE())*[.$B5];&quot;&quot;)">
            <text:p/>
          </table:table-cell>
          <table:table-cell table:formula="of:=IFERROR(VLOOKUP([.$A5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Database systems</text:span></text:p>
          </table:table-cell>
          <table:table-cell table:style-name="ce3"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style-name="ce4" table:formula="of:=IFERROR(IF(VLOOKUP([.$A6];[$L.$A$2:$L.$Q$80];4;FALSE())=&quot;Group 1&quot;;[.$B6];0);&quot;&quot;)" office:value-type="float" office:value="7" calcext:value-type="float">
            <text:p>7</text:p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style-name="ce4" table:formula="of:=IFERROR(VLOOKUP([.$A6];[$L.$A$2:$L.$Q$80];9;FALSE())*[.$B6];&quot;&quot;)" office:value-type="float" office:value="7" calcext:value-type="float">
            <text:p>7</text:p>
          </table:table-cell>
          <table:table-cell table:style-name="ce4" table:formula="of:=IFERROR(VLOOKUP([.$A6];[$L.$A$2:$L.$Q$80];10;FALSE())*[.$B6];&quot;&quot;)" office:value-type="float" office:value="7" calcext:value-type="float">
            <text:p>7</text:p>
          </table:table-cell>
          <table:table-cell table:formula="of:=IFERROR(VLOOKUP([.$A6];[$L.$A$2:$L.$Q$80];11;FALSE())*[.$B6];&quot;&quot;)">
            <text:p/>
          </table:table-cell>
          <table:table-cell table:style-name="ce4" table:formula="of:=IFERROR(VLOOKUP([.$A6];[$L.$A$2:$L.$Q$80];12;FALSE())*[.$B6];&quot;&quot;)" office:value-type="float" office:value="7" calcext:value-type="float">
            <text:p>7</text:p>
          </table:table-cell>
          <table:table-cell table:formula="of:=IFERROR(VLOOKUP([.$A6];[$L.$A$2:$L.$Q$80];13;FALSE())*[.$B6];&quot;&quot;)">
            <text:p/>
          </table:table-cell>
          <table:table-cell table:formula="of:=IFERROR(VLOOKUP([.$A6];[$L.$A$2:$L.$Q$80];14;FALSE())*[.$B6];&quot;&quot;)">
            <text:p/>
          </table:table-cell>
          <table:table-cell table:style-name="ce4" table:formula="of:=IFERROR(VLOOKUP([.$A6];[$L.$A$2:$L.$Q$80];15;FALSE())*[.$B6];&quot;&quot;)" office:value-type="float" office:value="7" calcext:value-type="float">
            <text:p>7</text:p>
          </table:table-cell>
          <table:table-cell table:formula="of:=IFERROR(VLOOKUP([.$A6];[$L.$A$2:$L.$Q$80];16;FALSE())*[.$B6];&quot;&quot;)">
            <text:p/>
          </table:table-cell>
          <table:table-cell table:style-name="ce4" table:formula="of:=IFERROR(VLOOKUP([.$A6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Distributed intelligent systems</text:span></text:p>
          </table:table-cell>
          <table:table-cell table:style-name="ce3"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 office:value-type="float" office:value="5" calcext:value-type="float">
            <text:p>5</text:p>
          </table:table-cell>
          <table:table-cell table:style-name="ce4" table:formula="of:=IFERROR(IF(VLOOKUP([.$A7];[$L.$A$2:$L.$Q$80];4;FALSE())=&quot;Group 1&quot;;[.$B7];0);&quot;&quot;)" office:value-type="float" office:value="0" calcext:value-type="float">
            <text:p>0</text:p>
          </table:table-cell>
          <table:table-cell table:style-name="ce4" table:formula="of:=IFERROR(VLOOKUP([.$A7];[$L.$A$2:$L.$Q$80];7;FALSE())*[.$B7];&quot;&quot;)" office:value-type="float" office:value="5" calcext:value-type="float">
            <text:p>5</text:p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formula="of:=IFERROR(VLOOKUP([.$A7];[$L.$A$2:$L.$Q$80];12;FALSE())*[.$B7];&quot;&quot;)">
            <text:p/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style-name="ce4" table:formula="of:=IFERROR(VLOOKUP([.$A7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S : Project</text:p>
          </table:table-cell>
          <table:table-cell table:style-name="ce3"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 office:value-type="float" office:value="3" calcext:value-type="float">
            <text:p>3</text:p>
          </table:table-cell>
          <table:table-cell table:style-name="ce4" table:formula="of:=IFERROR(IF(VLOOKUP([.$A8];[$L.$A$2:$L.$Q$80];4;FALSE())=&quot;Group 1&quot;;[.$B8];0);&quot;&quot;)" office:value-type="float" office:value="0" calcext:value-type="float">
            <text:p>0</text:p>
          </table:table-cell>
          <table:table-cell table:formula="of:=IFERROR(VLOOKUP([.$A8];[$L.$A$2:$L.$Q$80];7;FALSE())*[.$B8];&quot;&quot;)">
            <text:p/>
          </table:table-cell>
          <table:table-cell table:formula="of:=IFERROR(VLOOKUP([.$A8];[$L.$A$2:$L.$Q$80];8;FALSE())*[.$B8];&quot;&quot;)">
            <text:p/>
          </table:table-cell>
          <table:table-cell table:formula="of:=IFERROR(VLOOKUP([.$A8];[$L.$A$2:$L.$Q$80];9;FALSE())*[.$B8];&quot;&quot;)">
            <text:p/>
          </table:table-cell>
          <table:table-cell table:formula="of:=IFERROR(VLOOKUP([.$A8];[$L.$A$2:$L.$Q$80];10;FALSE())*[.$B8];&quot;&quot;)">
            <text:p/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formula="of:=IFERROR(VLOOKUP([.$A8];[$L.$A$2:$L.$Q$80];15;FALSE())*[.$B8];&quot;&quot;)">
            <text:p/>
          </table:table-cell>
          <table:table-cell table:formula="of:=IFERROR(VLOOKUP([.$A8];[$L.$A$2:$L.$Q$80];16;FALSE())*[.$B8];&quot;&quot;)">
            <text:p/>
          </table:table-cell>
          <table:table-cell table:formula="of:=IFERROR(VLOOKUP([.$A8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Software security</text:span></text:p>
          </table:table-cell>
          <table:table-cell table:style-name="ce3"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9];[$L.$A$2:$L.$Q$80];4;FALSE())=&quot;Group 1&quot;;[.$B9];0);&quot;&quot;)" office:value-type="float" office:value="0" calcext:value-type="float">
            <text:p>0</text:p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formula="of:=IFERROR(VLOOKUP([.$A9];[$L.$A$2:$L.$Q$80];10;FALSE())*[.$B9];&quot;&quot;)">
            <text:p/>
          </table:table-cell>
          <table:table-cell table:style-name="ce4" table:formula="of:=IFERROR(VLOOKUP([.$A9];[$L.$A$2:$L.$Q$80];11;FALSE())*[.$B9];&quot;&quot;)" office:value-type="float" office:value="6" calcext:value-type="float">
            <text:p>6</text:p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formula="of:=IFERROR(VLOOKUP([.$A9];[$L.$A$2:$L.$Q$80];15;FALSE())*[.$B9];&quot;&quot;)">
            <text:p/>
          </table:table-cell>
          <table:table-cell table:formula="of:=IFERROR(VLOOKUP([.$A9];[$L.$A$2:$L.$Q$80];16;FALSE())*[.$B9];&quot;&quot;)">
            <text:p/>
          </table:table-cell>
          <table:table-cell table:formula="of:=IFERROR(VLOOKUP([.$A9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Networks out of control</text:span></text:p>
          </table:table-cell>
          <table:table-cell table:style-name="ce3"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style-name="ce4" table:formula="of:=IFERROR(IF(VLOOKUP([.$A10];[$L.$A$2:$L.$Q$80];4;FALSE())=&quot;Group 1&quot;;[.$B10];0);&quot;&quot;)" office:value-type="float" office:value="0" calcext:value-type="float">
            <text:p>0</text:p>
          </table:table-cell>
          <table:table-cell table:formula="of:=IFERROR(VLOOKUP([.$A10];[$L.$A$2:$L.$Q$80];7;FALSE())*[.$B10];&quot;&quot;)">
            <text:p/>
          </table:table-cell>
          <table:table-cell table:formula="of:=IFERROR(VLOOKUP([.$A10];[$L.$A$2:$L.$Q$80];8;FALSE())*[.$B10];&quot;&quot;)">
            <text:p/>
          </table:table-cell>
          <table:table-cell table:style-name="ce4" table:formula="of:=IFERROR(VLOOKUP([.$A10];[$L.$A$2:$L.$Q$80];9;FALSE())*[.$B10];&quot;&quot;)" office:value-type="float" office:value="4" calcext:value-type="float">
            <text:p>4</text:p>
          </table:table-cell>
          <table:table-cell table:formula="of:=IFERROR(VLOOKUP([.$A10];[$L.$A$2:$L.$Q$80];10;FALSE())*[.$B10];&quot;&quot;)">
            <text:p/>
          </table:table-cell>
          <table:table-cell table:formula="of:=IFERROR(VLOOKUP([.$A10];[$L.$A$2:$L.$Q$80];11;FALSE())*[.$B10];&quot;&quot;)">
            <text:p/>
          </table:table-cell>
          <table:table-cell table:style-name="ce4" table:formula="of:=IFERROR(VLOOKUP([.$A10];[$L.$A$2:$L.$Q$80];12;FALSE())*[.$B10];&quot;&quot;)" office:value-type="float" office:value="4" calcext:value-type="float">
            <text:p>4</text:p>
          </table:table-cell>
          <table:table-cell table:style-name="ce4" table:formula="of:=IFERROR(VLOOKUP([.$A10];[$L.$A$2:$L.$Q$80];13;FALSE())*[.$B10];&quot;&quot;)" office:value-type="float" office:value="4" calcext:value-type="float">
            <text:p>4</text:p>
          </table:table-cell>
          <table:table-cell table:formula="of:=IFERROR(VLOOKUP([.$A10];[$L.$A$2:$L.$Q$80];14;FALSE())*[.$B10];&quot;&quot;)">
            <text:p/>
          </table:table-cell>
          <table:table-cell table:formula="of:=IFERROR(VLOOKUP([.$A10];[$L.$A$2:$L.$Q$80];15;FALSE())*[.$B10];&quot;&quot;)">
            <text:p/>
          </table:table-cell>
          <table:table-cell table:style-name="ce4" table:formula="of:=IFERROR(VLOOKUP([.$A10];[$L.$A$2:$L.$Q$80];16;FALSE())*[.$B10];&quot;&quot;)" office:value-type="float" office:value="4" calcext:value-type="float">
            <text:p>4</text:p>
          </table:table-cell>
          <table:table-cell table:style-name="ce4" table:formula="of:=IFERROR(VLOOKUP([.$A10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</table:table>
      <table:table table:name="S3" table:style-name="ta1"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7"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Warning" table:formula="of:=SUM([.B4:.B19])+ORG.OPENOFFICE.STYLE(IF(ORG.OPENOFFICE.CURRENT() &gt;= 30; &quot;Good&quot;; &quot;Warning&quot;))" office:value-type="float" office:value="29" calcext:value-type="float">
            <text:p>29</text:p>
          </table:table-cell>
          <table:table-cell table:formula="of:=SUM([.C4:.C18])" office:value-type="float" office:value="0" calcext:value-type="float">
            <text:p>0</text:p>
          </table:table-cell>
          <table:table-cell table:formula="of:=SUM([.D4:.D18])" office:value-type="float" office:value="7" calcext:value-type="float">
            <text:p>7</text:p>
          </table:table-cell>
          <table:table-cell table:formula="of:=SUM([.E4:.E18])" office:value-type="float" office:value="0" calcext:value-type="float">
            <text:p>0</text:p>
          </table:table-cell>
          <table:table-cell table:formula="of:=SUM([.F4:.F18])" office:value-type="float" office:value="4" calcext:value-type="float">
            <text:p>4</text:p>
          </table:table-cell>
          <table:table-cell table:formula="of:=SUM([.G4:.G18])" office:value-type="float" office:value="7" calcext:value-type="float">
            <text:p>7</text:p>
          </table:table-cell>
          <table:table-cell table:formula="of:=SUM([.H4:.H18])" office:value-type="float" office:value="0" calcext:value-type="float">
            <text:p>0</text:p>
          </table:table-cell>
          <table:table-cell table:formula="of:=SUM([.I4:.I18])" office:value-type="float" office:value="10" calcext:value-type="float">
            <text:p>10</text:p>
          </table:table-cell>
          <table:table-cell table:formula="of:=SUM([.J4:.J18])" office:value-type="float" office:value="4" calcext:value-type="float">
            <text:p>4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7" calcext:value-type="float">
            <text:p>7</text:p>
          </table:table-cell>
          <table:table-cell table:formula="of:=SUM([.M4:.M18])" office:value-type="float" office:value="0" calcext:value-type="float">
            <text:p>0</text:p>
          </table:table-cell>
          <table:table-cell table:formula="of:=SUM([.N4:.N1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mester project in Computer Science II</text:p>
          </table:table-cell>
          <table:table-cell table:style-name="ce3"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 office:value-type="float" office:value="12" calcext:value-type="float">
            <text:p>12</text:p>
          </table:table-cell>
          <table:table-cell table:style-name="ce4" table:formula="of:=IFERROR(IF(VLOOKUP([.$A4];[$L.$A$2:$L.$Q$80];4;FALSE())=&quot;Group 1&quot;;[.$B4];0);&quot;&quot;)" office:value-type="float" office:value="0" calcext:value-type="float">
            <text:p>0</text:p>
          </table:table-cell>
          <table:table-cell table:formula="of:=IFERROR(VLOOKUP([.$A4];[$L.$A$2:$L.$Q$80];7;FALSE())*[.$B4];&quot;&quot;)">
            <text:p/>
          </table:table-cell>
          <table:table-cell table:formula="of:=IFERROR(VLOOKUP([.$A4];[$L.$A$2:$L.$Q$80];8;FALSE())*[.$B4];&quot;&quot;)">
            <text:p/>
          </table:table-cell>
          <table:table-cell table:formula="of:=IFERROR(VLOOKUP([.$A4];[$L.$A$2:$L.$Q$80];9;FALSE())*[.$B4];&quot;&quot;)">
            <text:p/>
          </table:table-cell>
          <table:table-cell table:formula="of:=IFERROR(VLOOKUP([.$A4];[$L.$A$2:$L.$Q$80];10;FALSE())*[.$B4];&quot;&quot;)">
            <text:p/>
          </table:table-cell>
          <table:table-cell table:formula="of:=IFERROR(VLOOKUP([.$A4];[$L.$A$2:$L.$Q$80];11;FALSE())*[.$B4];&quot;&quot;)">
            <text:p/>
          </table:table-cell>
          <table:table-cell table:formula="of:=IFERROR(VLOOKUP([.$A4];[$L.$A$2:$L.$Q$80];12;FALSE())*[.$B4];&quot;&quot;)">
            <text:p/>
          </table:table-cell>
          <table:table-cell table:formula="of:=IFERROR(VLOOKUP([.$A4];[$L.$A$2:$L.$Q$80];13;FALSE())*[.$B4];&quot;&quot;)">
            <text:p/>
          </table:table-cell>
          <table:table-cell table:formula="of:=IFERROR(VLOOKUP([.$A4];[$L.$A$2:$L.$Q$80];14;FALSE())*[.$B4];&quot;&quot;)">
            <text:p/>
          </table:table-cell>
          <table:table-cell table:formula="of:=IFERROR(VLOOKUP([.$A4];[$L.$A$2:$L.$Q$80];15;FALSE())*[.$B4];&quot;&quot;)">
            <text:p/>
          </table:table-cell>
          <table:table-cell table:formula="of:=IFERROR(VLOOKUP([.$A4];[$L.$A$2:$L.$Q$80];16;FALSE())*[.$B4];&quot;&quot;)">
            <text:p/>
          </table:table-cell>
          <table:table-cell table:formula="of:=IFERROR(VLOOKUP([.$A4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Principles of computer systems</text:span></text:p>
          </table:table-cell>
          <table:table-cell table:style-name="ce3"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style-name="ce4" table:formula="of:=IFERROR(IF(VLOOKUP([.$A5];[$L.$A$2:$L.$Q$80];4;FALSE())=&quot;Group 1&quot;;[.$B5];0);&quot;&quot;)" office:value-type="float" office:value="0" calcext:value-type="float">
            <text:p>0</text:p>
          </table:table-cell>
          <table:table-cell table:style-name="ce4" table:formula="of:=IFERROR(VLOOKUP([.$A5];[$L.$A$2:$L.$Q$80];7;FALSE())*[.$B5];&quot;&quot;)" office:value-type="float" office:value="7" calcext:value-type="float">
            <text:p>7</text:p>
          </table:table-cell>
          <table:table-cell table:formula="of:=IFERROR(VLOOKUP([.$A5];[$L.$A$2:$L.$Q$80];8;FALSE())*[.$B5];&quot;&quot;)">
            <text:p/>
          </table:table-cell>
          <table:table-cell table:formula="of:=IFERROR(VLOOKUP([.$A5];[$L.$A$2:$L.$Q$80];9;FALSE())*[.$B5];&quot;&quot;)">
            <text:p/>
          </table:table-cell>
          <table:table-cell table:style-name="ce4" table:formula="of:=IFERROR(VLOOKUP([.$A5];[$L.$A$2:$L.$Q$80];10;FALSE())*[.$B5];&quot;&quot;)" office:value-type="float" office:value="7" calcext:value-type="float">
            <text:p>7</text:p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style-name="ce4" table:formula="of:=IFERROR(VLOOKUP([.$A5];[$L.$A$2:$L.$Q$80];15;FALSE())*[.$B5];&quot;&quot;)" office:value-type="float" office:value="7" calcext:value-type="float">
            <text:p>7</text:p>
          </table:table-cell>
          <table:table-cell table:formula="of:=IFERROR(VLOOKUP([.$A5];[$L.$A$2:$L.$Q$80];16;FALSE())*[.$B5];&quot;&quot;)">
            <text:p/>
          </table:table-cell>
          <table:table-cell table:formula="of:=IFERROR(VLOOKUP([.$A5];[$L.$A$2:$L.$Q$80];17;FALSE()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Distributed information systems</text:span></text:p>
          </table:table-cell>
          <table:table-cell table:style-name="ce3"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style-name="ce4" table:formula="of:=IFERROR(IF(VLOOKUP([.$A6];[$L.$A$2:$L.$Q$80];4;FALSE())=&quot;Group 1&quot;;[.$B6];0);&quot;&quot;)" office:value-type="float" office:value="0" calcext:value-type="float">
            <text:p>0</text:p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style-name="ce4" table:formula="of:=IFERROR(VLOOKUP([.$A6];[$L.$A$2:$L.$Q$80];9;FALSE())*[.$B6];&quot;&quot;)" office:value-type="float" office:value="4" calcext:value-type="float">
            <text:p>4</text:p>
          </table:table-cell>
          <table:table-cell table:formula="of:=IFERROR(VLOOKUP([.$A6];[$L.$A$2:$L.$Q$80];10;FALSE())*[.$B6];&quot;&quot;)">
            <text:p/>
          </table:table-cell>
          <table:table-cell table:formula="of:=IFERROR(VLOOKUP([.$A6];[$L.$A$2:$L.$Q$80];11;FALSE())*[.$B6];&quot;&quot;)">
            <text:p/>
          </table:table-cell>
          <table:table-cell table:style-name="ce4" table:formula="of:=IFERROR(VLOOKUP([.$A6];[$L.$A$2:$L.$Q$80];12;FALSE())*[.$B6];&quot;&quot;)" office:value-type="float" office:value="4" calcext:value-type="float">
            <text:p>4</text:p>
          </table:table-cell>
          <table:table-cell table:style-name="ce4" table:formula="of:=IFERROR(VLOOKUP([.$A6];[$L.$A$2:$L.$Q$80];13;FALSE())*[.$B6];&quot;&quot;)" office:value-type="float" office:value="4" calcext:value-type="float">
            <text:p>4</text:p>
          </table:table-cell>
          <table:table-cell table:formula="of:=IFERROR(VLOOKUP([.$A6];[$L.$A$2:$L.$Q$80];14;FALSE())*[.$B6];&quot;&quot;)">
            <text:p/>
          </table:table-cell>
          <table:table-cell table:formula="of:=IFERROR(VLOOKUP([.$A6];[$L.$A$2:$L.$Q$80];15;FALSE())*[.$B6];&quot;&quot;)">
            <text:p/>
          </table:table-cell>
          <table:table-cell table:formula="of:=IFERROR(VLOOKUP([.$A6];[$L.$A$2:$L.$Q$80];16;FALSE())*[.$B6];&quot;&quot;)">
            <text:p/>
          </table:table-cell>
          <table:table-cell table:style-name="ce4" table:formula="of:=IFERROR(VLOOKUP([.$A6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2">Intelligent agents</text:span></text:p>
          </table:table-cell>
          <table:table-cell table:style-name="ce3"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style-name="ce4" table:formula="of:=IFERROR(IF(VLOOKUP([.$A7];[$L.$A$2:$L.$Q$80];4;FALSE())=&quot;Group 1&quot;;[.$B7];0);&quot;&quot;)" office:value-type="float" office:value="0" calcext:value-type="float">
            <text:p>0</text:p>
          </table:table-cell>
          <table:table-cell table:formula="of:=IFERROR(VLOOKUP([.$A7];[$L.$A$2:$L.$Q$80];7;FALSE())*[.$B7];&quot;&quot;)">
            <text:p/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style-name="ce4" table:formula="of:=IFERROR(VLOOKUP([.$A7];[$L.$A$2:$L.$Q$80];12;FALSE())*[.$B7];&quot;&quot;)" office:value-type="float" office:value="6" calcext:value-type="float">
            <text:p>6</text:p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formula="of:=IFERROR(VLOOKUP([.$A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2:$L.$Q$80];4;FALSE())=&quot;Group 1&quot;;[.$B8];0);&quot;&quot;)">
            <text:p/>
          </table:table-cell>
          <table:table-cell table:formula="of:=IFERROR(VLOOKUP([.$A8];[$L.$A$2:$L.$Q$80];7;FALSE())*[.$B8];&quot;&quot;)">
            <text:p/>
          </table:table-cell>
          <table:table-cell table:formula="of:=IFERROR(VLOOKUP([.$A8];[$L.$A$2:$L.$Q$80];8;FALSE())*[.$B8];&quot;&quot;)">
            <text:p/>
          </table:table-cell>
          <table:table-cell table:formula="of:=IFERROR(VLOOKUP([.$A8];[$L.$A$2:$L.$Q$80];9;FALSE())*[.$B8];&quot;&quot;)">
            <text:p/>
          </table:table-cell>
          <table:table-cell table:formula="of:=IFERROR(VLOOKUP([.$A8];[$L.$A$2:$L.$Q$80];10;FALSE())*[.$B8];&quot;&quot;)">
            <text:p/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formula="of:=IFERROR(VLOOKUP([.$A8];[$L.$A$2:$L.$Q$80];15;FALSE())*[.$B8];&quot;&quot;)">
            <text:p/>
          </table:table-cell>
          <table:table-cell table:formula="of:=IFERROR(VLOOKUP([.$A8];[$L.$A$2:$L.$Q$80];16;FALSE())*[.$B8];&quot;&quot;)">
            <text:p/>
          </table:table-cell>
          <table:table-cell table:formula="of:=IFERROR(VLOOKUP([.$A8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2:$L.$Q$80];4;FALSE())=&quot;Group 1&quot;;[.$B9];0);&quot;&quot;)">
            <text:p/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formula="of:=IFERROR(VLOOKUP([.$A9];[$L.$A$2:$L.$Q$80];10;FALSE())*[.$B9];&quot;&quot;)">
            <text:p/>
          </table:table-cell>
          <table:table-cell table:formula="of:=IFERROR(VLOOKUP([.$A9];[$L.$A$2:$L.$Q$80];11;FALSE())*[.$B9];&quot;&quot;)">
            <text:p/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formula="of:=IFERROR(VLOOKUP([.$A9];[$L.$A$2:$L.$Q$80];15;FALSE())*[.$B9];&quot;&quot;)">
            <text:p/>
          </table:table-cell>
          <table:table-cell table:formula="of:=IFERROR(VLOOKUP([.$A9];[$L.$A$2:$L.$Q$80];16;FALSE())*[.$B9];&quot;&quot;)">
            <text:p/>
          </table:table-cell>
          <table:table-cell table:formula="of:=IFERROR(VLOOKUP([.$A9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2:$L.$Q$80];4;FALSE())=&quot;Group 1&quot;;[.$B10];0);&quot;&quot;)">
            <text:p/>
          </table:table-cell>
          <table:table-cell table:formula="of:=IFERROR(VLOOKUP([.$A10];[$L.$A$2:$L.$Q$80];7;FALSE())*[.$B10];&quot;&quot;)">
            <text:p/>
          </table:table-cell>
          <table:table-cell table:formula="of:=IFERROR(VLOOKUP([.$A10];[$L.$A$2:$L.$Q$80];8;FALSE())*[.$B10];&quot;&quot;)">
            <text:p/>
          </table:table-cell>
          <table:table-cell table:formula="of:=IFERROR(VLOOKUP([.$A10];[$L.$A$2:$L.$Q$80];9;FALSE())*[.$B10];&quot;&quot;)">
            <text:p/>
          </table:table-cell>
          <table:table-cell table:formula="of:=IFERROR(VLOOKUP([.$A10];[$L.$A$2:$L.$Q$80];10;FALSE())*[.$B10];&quot;&quot;)">
            <text:p/>
          </table:table-cell>
          <table:table-cell table:formula="of:=IFERROR(VLOOKUP([.$A10];[$L.$A$2:$L.$Q$80];11;FALSE())*[.$B10];&quot;&quot;)">
            <text:p/>
          </table:table-cell>
          <table:table-cell table:formula="of:=IFERROR(VLOOKUP([.$A10];[$L.$A$2:$L.$Q$80];12;FALSE())*[.$B10];&quot;&quot;)">
            <text:p/>
          </table:table-cell>
          <table:table-cell table:formula="of:=IFERROR(VLOOKUP([.$A10];[$L.$A$2:$L.$Q$80];13;FALSE())*[.$B10];&quot;&quot;)">
            <text:p/>
          </table:table-cell>
          <table:table-cell table:formula="of:=IFERROR(VLOOKUP([.$A10];[$L.$A$2:$L.$Q$80];14;FALSE())*[.$B10];&quot;&quot;)">
            <text:p/>
          </table:table-cell>
          <table:table-cell table:formula="of:=IFERROR(VLOOKUP([.$A10];[$L.$A$2:$L.$Q$80];15;FALSE())*[.$B10];&quot;&quot;)">
            <text:p/>
          </table:table-cell>
          <table:table-cell table:formula="of:=IFERROR(VLOOKUP([.$A10];[$L.$A$2:$L.$Q$80];16;FALSE())*[.$B10];&quot;&quot;)">
            <text:p/>
          </table:table-cell>
          <table:table-cell table:formula="of:=IFERROR(VLOOKUP([.$A10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</table:table>
      <table:table table:name="S4" table:style-name="ta1"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7"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Good" table:formula="of:=SUM([.B4:.B19])+ORG.OPENOFFICE.STYLE(IF(ORG.OPENOFFICE.CURRENT() &gt;= 30; &quot;Good&quot;; &quot;Warning&quot;))" office:value-type="float" office:value="30" calcext:value-type="float">
            <text:p>30</text:p>
          </table:table-cell>
          <table:table-cell table:formula="of:=SUM([.C4:.C18])" office:value-type="float" office:value="0" calcext:value-type="float">
            <text:p>0</text:p>
          </table:table-cell>
          <table:table-cell table:formula="of:=SUM([.D4:.D18])" office:value-type="float" office:value="0" calcext:value-type="float">
            <text:p>0</text:p>
          </table:table-cell>
          <table:table-cell table:formula="of:=SUM([.E4:.E18])" office:value-type="float" office:value="0" calcext:value-type="float">
            <text:p>0</text:p>
          </table:table-cell>
          <table:table-cell table:formula="of:=SUM([.F4:.F18])" office:value-type="float" office:value="0" calcext:value-type="float">
            <text:p>0</text:p>
          </table:table-cell>
          <table:table-cell table:formula="of:=SUM([.G4:.G18])" office:value-type="float" office:value="0" calcext:value-type="float">
            <text:p>0</text:p>
          </table:table-cell>
          <table:table-cell table:formula="of:=SUM([.H4:.H18])" office:value-type="float" office:value="0" calcext:value-type="float">
            <text:p>0</text:p>
          </table:table-cell>
          <table:table-cell table:formula="of:=SUM([.I4:.I18])" office:value-type="float" office:value="0" calcext:value-type="float">
            <text:p>0</text:p>
          </table:table-cell>
          <table:table-cell table:formula="of:=SUM([.J4:.J18])" office:value-type="float" office:value="0" calcext:value-type="float">
            <text:p>0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0" calcext:value-type="float">
            <text:p>0</text:p>
          </table:table-cell>
          <table:table-cell table:formula="of:=SUM([.M4:.M18])" office:value-type="float" office:value="0" calcext:value-type="float">
            <text:p>0</text:p>
          </table:table-cell>
          <table:table-cell table:formula="of:=SUM([.N4:.N1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Internship credited with Master Project -master in Computer Science-</text:p>
          </table:table-cell>
          <table:table-cell table:style-name="ce3"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 office:value-type="float" office:value="0" calcext:value-type="float">
            <text:p>0</text:p>
          </table:table-cell>
          <table:table-cell table:style-name="ce4" table:formula="of:=IFERROR(IF(VLOOKUP([.$A4];[$L.$A$2:$L.$Q$80];4;FALSE())=&quot;Group 1&quot;;[.$B4];0);&quot;&quot;)" office:value-type="float" office:value="0" calcext:value-type="float">
            <text:p>0</text:p>
          </table:table-cell>
          <table:table-cell table:formula="of:=IFERROR(VLOOKUP([.$A4];[$L.$A$2:$L.$Q$80];7;FALSE())*[.$B4];&quot;&quot;)">
            <text:p/>
          </table:table-cell>
          <table:table-cell table:formula="of:=IFERROR(VLOOKUP([.$A4];[$L.$A$2:$L.$Q$80];8;FALSE())*[.$B4];&quot;&quot;)">
            <text:p/>
          </table:table-cell>
          <table:table-cell table:formula="of:=IFERROR(VLOOKUP([.$A4];[$L.$A$2:$L.$Q$80];9;FALSE())*[.$B4];&quot;&quot;)">
            <text:p/>
          </table:table-cell>
          <table:table-cell table:formula="of:=IFERROR(VLOOKUP([.$A4];[$L.$A$2:$L.$Q$80];10;FALSE())*[.$B4];&quot;&quot;)">
            <text:p/>
          </table:table-cell>
          <table:table-cell table:formula="of:=IFERROR(VLOOKUP([.$A4];[$L.$A$2:$L.$Q$80];11;FALSE())*[.$B4];&quot;&quot;)">
            <text:p/>
          </table:table-cell>
          <table:table-cell table:formula="of:=IFERROR(VLOOKUP([.$A4];[$L.$A$2:$L.$Q$80];12;FALSE())*[.$B4];&quot;&quot;)">
            <text:p/>
          </table:table-cell>
          <table:table-cell table:formula="of:=IFERROR(VLOOKUP([.$A4];[$L.$A$2:$L.$Q$80];13;FALSE())*[.$B4];&quot;&quot;)">
            <text:p/>
          </table:table-cell>
          <table:table-cell table:formula="of:=IFERROR(VLOOKUP([.$A4];[$L.$A$2:$L.$Q$80];14;FALSE())*[.$B4];&quot;&quot;)">
            <text:p/>
          </table:table-cell>
          <table:table-cell table:formula="of:=IFERROR(VLOOKUP([.$A4];[$L.$A$2:$L.$Q$80];15;FALSE())*[.$B4];&quot;&quot;)">
            <text:p/>
          </table:table-cell>
          <table:table-cell table:formula="of:=IFERROR(VLOOKUP([.$A4];[$L.$A$2:$L.$Q$80];16;FALSE())*[.$B4];&quot;&quot;)">
            <text:p/>
          </table:table-cell>
          <table:table-cell table:formula="of:=IFERROR(VLOOKUP([.$A4];[$L.$A$2:$L.$Q$80];17;FALSE())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ster project in Computer Science</text:p>
          </table:table-cell>
          <table:table-cell table:style-name="ce3"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 office:value-type="float" office:value="30" calcext:value-type="float">
            <text:p>30</text:p>
          </table:table-cell>
          <table:table-cell table:style-name="ce4" table:formula="of:=IFERROR(IF(VLOOKUP([.$A5];[$L.$A$2:$L.$Q$80];4;FALSE())=&quot;Group 1&quot;;[.$B5];0);&quot;&quot;)" office:value-type="float" office:value="0" calcext:value-type="float">
            <text:p>0</text:p>
          </table:table-cell>
          <table:table-cell table:formula="of:=IFERROR(VLOOKUP([.$A5];[$L.$A$2:$L.$Q$80];7;FALSE())*[.$B5];&quot;&quot;)">
            <text:p/>
          </table:table-cell>
          <table:table-cell table:formula="of:=IFERROR(VLOOKUP([.$A5];[$L.$A$2:$L.$Q$80];8;FALSE())*[.$B5];&quot;&quot;)">
            <text:p/>
          </table:table-cell>
          <table:table-cell table:formula="of:=IFERROR(VLOOKUP([.$A5];[$L.$A$2:$L.$Q$80];9;FALSE())*[.$B5];&quot;&quot;)">
            <text:p/>
          </table:table-cell>
          <table:table-cell table:formula="of:=IFERROR(VLOOKUP([.$A5];[$L.$A$2:$L.$Q$80];10;FALSE())*[.$B5];&quot;&quot;)">
            <text:p/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formula="of:=IFERROR(VLOOKUP([.$A5];[$L.$A$2:$L.$Q$80];15;FALSE())*[.$B5];&quot;&quot;)">
            <text:p/>
          </table:table-cell>
          <table:table-cell table:formula="of:=IFERROR(VLOOKUP([.$A5];[$L.$A$2:$L.$Q$80];16;FALSE())*[.$B5];&quot;&quot;)">
            <text:p/>
          </table:table-cell>
          <table:table-cell table:style-name="ce4" table:formula="of:=IFERROR(VLOOKUP([.$A5];[$L.$A$2:$L.$Q$80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6];[$L.$A$2:$L.$Q$80];4;FALSE())=&quot;Group 1&quot;;[.$B6];0);&quot;&quot;)">
            <text:p/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formula="of:=IFERROR(VLOOKUP([.$A6];[$L.$A$2:$L.$Q$80];9;FALSE())*[.$B6];&quot;&quot;)">
            <text:p/>
          </table:table-cell>
          <table:table-cell table:formula="of:=IFERROR(VLOOKUP([.$A6];[$L.$A$2:$L.$Q$80];10;FALSE())*[.$B6];&quot;&quot;)">
            <text:p/>
          </table:table-cell>
          <table:table-cell table:formula="of:=IFERROR(VLOOKUP([.$A6];[$L.$A$2:$L.$Q$80];11;FALSE())*[.$B6];&quot;&quot;)">
            <text:p/>
          </table:table-cell>
          <table:table-cell table:formula="of:=IFERROR(VLOOKUP([.$A6];[$L.$A$2:$L.$Q$80];12;FALSE())*[.$B6];&quot;&quot;)">
            <text:p/>
          </table:table-cell>
          <table:table-cell table:formula="of:=IFERROR(VLOOKUP([.$A6];[$L.$A$2:$L.$Q$80];13;FALSE())*[.$B6];&quot;&quot;)">
            <text:p/>
          </table:table-cell>
          <table:table-cell table:formula="of:=IFERROR(VLOOKUP([.$A6];[$L.$A$2:$L.$Q$80];14;FALSE())*[.$B6];&quot;&quot;)">
            <text:p/>
          </table:table-cell>
          <table:table-cell table:formula="of:=IFERROR(VLOOKUP([.$A6];[$L.$A$2:$L.$Q$80];15;FALSE())*[.$B6];&quot;&quot;)">
            <text:p/>
          </table:table-cell>
          <table:table-cell table:formula="of:=IFERROR(VLOOKUP([.$A6];[$L.$A$2:$L.$Q$80];16;FALSE())*[.$B6];&quot;&quot;)">
            <text:p/>
          </table:table-cell>
          <table:table-cell table:formula="of:=IFERROR(VLOOKUP([.$A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7];[$L.$A$2:$L.$Q$80];4;FALSE())=&quot;Group 1&quot;;[.$B7];0);&quot;&quot;)">
            <text:p/>
          </table:table-cell>
          <table:table-cell table:formula="of:=IFERROR(VLOOKUP([.$A7];[$L.$A$2:$L.$Q$80];7;FALSE())*[.$B7];&quot;&quot;)">
            <text:p/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formula="of:=IFERROR(VLOOKUP([.$A7];[$L.$A$2:$L.$Q$80];12;FALSE())*[.$B7];&quot;&quot;)">
            <text:p/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formula="of:=IFERROR(VLOOKUP([.$A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2:$L.$Q$80];4;FALSE())=&quot;Group 1&quot;;[.$B8];0);&quot;&quot;)">
            <text:p/>
          </table:table-cell>
          <table:table-cell table:formula="of:=IFERROR(VLOOKUP([.$A8];[$L.$A$2:$L.$Q$80];7;FALSE())*[.$B8];&quot;&quot;)">
            <text:p/>
          </table:table-cell>
          <table:table-cell table:formula="of:=IFERROR(VLOOKUP([.$A8];[$L.$A$2:$L.$Q$80];8;FALSE())*[.$B8];&quot;&quot;)">
            <text:p/>
          </table:table-cell>
          <table:table-cell table:formula="of:=IFERROR(VLOOKUP([.$A8];[$L.$A$2:$L.$Q$80];9;FALSE())*[.$B8];&quot;&quot;)">
            <text:p/>
          </table:table-cell>
          <table:table-cell table:formula="of:=IFERROR(VLOOKUP([.$A8];[$L.$A$2:$L.$Q$80];10;FALSE())*[.$B8];&quot;&quot;)">
            <text:p/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formula="of:=IFERROR(VLOOKUP([.$A8];[$L.$A$2:$L.$Q$80];15;FALSE())*[.$B8];&quot;&quot;)">
            <text:p/>
          </table:table-cell>
          <table:table-cell table:formula="of:=IFERROR(VLOOKUP([.$A8];[$L.$A$2:$L.$Q$80];16;FALSE())*[.$B8];&quot;&quot;)">
            <text:p/>
          </table:table-cell>
          <table:table-cell table:formula="of:=IFERROR(VLOOKUP([.$A8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2:$L.$Q$80];4;FALSE())=&quot;Group 1&quot;;[.$B9];0);&quot;&quot;)">
            <text:p/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formula="of:=IFERROR(VLOOKUP([.$A9];[$L.$A$2:$L.$Q$80];10;FALSE())*[.$B9];&quot;&quot;)">
            <text:p/>
          </table:table-cell>
          <table:table-cell table:formula="of:=IFERROR(VLOOKUP([.$A9];[$L.$A$2:$L.$Q$80];11;FALSE())*[.$B9];&quot;&quot;)">
            <text:p/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formula="of:=IFERROR(VLOOKUP([.$A9];[$L.$A$2:$L.$Q$80];15;FALSE())*[.$B9];&quot;&quot;)">
            <text:p/>
          </table:table-cell>
          <table:table-cell table:formula="of:=IFERROR(VLOOKUP([.$A9];[$L.$A$2:$L.$Q$80];16;FALSE())*[.$B9];&quot;&quot;)">
            <text:p/>
          </table:table-cell>
          <table:table-cell table:formula="of:=IFERROR(VLOOKUP([.$A9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2:$L.$Q$80];4;FALSE())=&quot;Group 1&quot;;[.$B10];0);&quot;&quot;)">
            <text:p/>
          </table:table-cell>
          <table:table-cell table:formula="of:=IFERROR(VLOOKUP([.$A10];[$L.$A$2:$L.$Q$80];7;FALSE())*[.$B10];&quot;&quot;)">
            <text:p/>
          </table:table-cell>
          <table:table-cell table:formula="of:=IFERROR(VLOOKUP([.$A10];[$L.$A$2:$L.$Q$80];8;FALSE())*[.$B10];&quot;&quot;)">
            <text:p/>
          </table:table-cell>
          <table:table-cell table:formula="of:=IFERROR(VLOOKUP([.$A10];[$L.$A$2:$L.$Q$80];9;FALSE())*[.$B10];&quot;&quot;)">
            <text:p/>
          </table:table-cell>
          <table:table-cell table:formula="of:=IFERROR(VLOOKUP([.$A10];[$L.$A$2:$L.$Q$80];10;FALSE())*[.$B10];&quot;&quot;)">
            <text:p/>
          </table:table-cell>
          <table:table-cell table:formula="of:=IFERROR(VLOOKUP([.$A10];[$L.$A$2:$L.$Q$80];11;FALSE())*[.$B10];&quot;&quot;)">
            <text:p/>
          </table:table-cell>
          <table:table-cell table:formula="of:=IFERROR(VLOOKUP([.$A10];[$L.$A$2:$L.$Q$80];12;FALSE())*[.$B10];&quot;&quot;)">
            <text:p/>
          </table:table-cell>
          <table:table-cell table:formula="of:=IFERROR(VLOOKUP([.$A10];[$L.$A$2:$L.$Q$80];13;FALSE())*[.$B10];&quot;&quot;)">
            <text:p/>
          </table:table-cell>
          <table:table-cell table:formula="of:=IFERROR(VLOOKUP([.$A10];[$L.$A$2:$L.$Q$80];14;FALSE())*[.$B10];&quot;&quot;)">
            <text:p/>
          </table:table-cell>
          <table:table-cell table:formula="of:=IFERROR(VLOOKUP([.$A10];[$L.$A$2:$L.$Q$80];15;FALSE())*[.$B10];&quot;&quot;)">
            <text:p/>
          </table:table-cell>
          <table:table-cell table:formula="of:=IFERROR(VLOOKUP([.$A10];[$L.$A$2:$L.$Q$80];16;FALSE())*[.$B10];&quot;&quot;)">
            <text:p/>
          </table:table-cell>
          <table:table-cell table:formula="of:=IFERROR(VLOOKUP([.$A10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</table:table>
      <table:table table:name="S5" table:style-name="ta1"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7"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Warning" table:formula="of:=SUM([.B4:.B19])+ORG.OPENOFFICE.STYLE(IF(ORG.OPENOFFICE.CURRENT() &gt;= 30; &quot;Good&quot;; &quot;Warning&quot;))" office:value-type="float" office:value="0" calcext:value-type="float">
            <text:p>0</text:p>
          </table:table-cell>
          <table:table-cell table:formula="of:=SUM([.C4:.C18])" office:value-type="float" office:value="0" calcext:value-type="float">
            <text:p>0</text:p>
          </table:table-cell>
          <table:table-cell table:formula="of:=SUM([.D4:.D18])" office:value-type="float" office:value="0" calcext:value-type="float">
            <text:p>0</text:p>
          </table:table-cell>
          <table:table-cell table:formula="of:=SUM([.E4:.E18])" office:value-type="float" office:value="0" calcext:value-type="float">
            <text:p>0</text:p>
          </table:table-cell>
          <table:table-cell table:formula="of:=SUM([.F4:.F18])" office:value-type="float" office:value="0" calcext:value-type="float">
            <text:p>0</text:p>
          </table:table-cell>
          <table:table-cell table:formula="of:=SUM([.G4:.G18])" office:value-type="float" office:value="0" calcext:value-type="float">
            <text:p>0</text:p>
          </table:table-cell>
          <table:table-cell table:formula="of:=SUM([.H4:.H18])" office:value-type="float" office:value="0" calcext:value-type="float">
            <text:p>0</text:p>
          </table:table-cell>
          <table:table-cell table:formula="of:=SUM([.I4:.I18])" office:value-type="float" office:value="0" calcext:value-type="float">
            <text:p>0</text:p>
          </table:table-cell>
          <table:table-cell table:formula="of:=SUM([.J4:.J18])" office:value-type="float" office:value="0" calcext:value-type="float">
            <text:p>0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0" calcext:value-type="float">
            <text:p>0</text:p>
          </table:table-cell>
          <table:table-cell table:formula="of:=SUM([.M4:.M18])" office:value-type="float" office:value="0" calcext:value-type="float">
            <text:p>0</text:p>
          </table:table-cell>
          <table:table-cell table:formula="of:=SUM([.N4:.N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4];[$L.$A$2:$L.$Q$80];4;FALSE())=&quot;Group 1&quot;;[.$B4];0);&quot;&quot;)">
            <text:p/>
          </table:table-cell>
          <table:table-cell table:formula="of:=IFERROR(VLOOKUP([.$A4];[$L.$A$2:$L.$Q$80];7;FALSE())*[.$B4];&quot;&quot;)">
            <text:p/>
          </table:table-cell>
          <table:table-cell table:formula="of:=IFERROR(VLOOKUP([.$A4];[$L.$A$2:$L.$Q$80];8;FALSE())*[.$B4];&quot;&quot;)">
            <text:p/>
          </table:table-cell>
          <table:table-cell table:formula="of:=IFERROR(VLOOKUP([.$A4];[$L.$A$2:$L.$Q$80];9;FALSE())*[.$B4];&quot;&quot;)">
            <text:p/>
          </table:table-cell>
          <table:table-cell table:formula="of:=IFERROR(VLOOKUP([.$A4];[$L.$A$2:$L.$Q$80];10;FALSE())*[.$B4];&quot;&quot;)">
            <text:p/>
          </table:table-cell>
          <table:table-cell table:formula="of:=IFERROR(VLOOKUP([.$A4];[$L.$A$2:$L.$Q$80];11;FALSE())*[.$B4];&quot;&quot;)">
            <text:p/>
          </table:table-cell>
          <table:table-cell table:formula="of:=IFERROR(VLOOKUP([.$A4];[$L.$A$2:$L.$Q$80];12;FALSE())*[.$B4];&quot;&quot;)">
            <text:p/>
          </table:table-cell>
          <table:table-cell table:formula="of:=IFERROR(VLOOKUP([.$A4];[$L.$A$2:$L.$Q$80];13;FALSE())*[.$B4];&quot;&quot;)">
            <text:p/>
          </table:table-cell>
          <table:table-cell table:formula="of:=IFERROR(VLOOKUP([.$A4];[$L.$A$2:$L.$Q$80];14;FALSE())*[.$B4];&quot;&quot;)">
            <text:p/>
          </table:table-cell>
          <table:table-cell table:formula="of:=IFERROR(VLOOKUP([.$A4];[$L.$A$2:$L.$Q$80];15;FALSE())*[.$B4];&quot;&quot;)">
            <text:p/>
          </table:table-cell>
          <table:table-cell table:formula="of:=IFERROR(VLOOKUP([.$A4];[$L.$A$2:$L.$Q$80];16;FALSE())*[.$B4];&quot;&quot;)">
            <text:p/>
          </table:table-cell>
          <table:table-cell table:formula="of:=IFERROR(VLOOKUP([.$A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5];[$L.$A$2:$L.$Q$80];4;FALSE())=&quot;Group 1&quot;;[.$B5];0);&quot;&quot;)">
            <text:p/>
          </table:table-cell>
          <table:table-cell table:formula="of:=IFERROR(VLOOKUP([.$A5];[$L.$A$2:$L.$Q$80];7;FALSE())*[.$B5];&quot;&quot;)">
            <text:p/>
          </table:table-cell>
          <table:table-cell table:formula="of:=IFERROR(VLOOKUP([.$A5];[$L.$A$2:$L.$Q$80];8;FALSE())*[.$B5];&quot;&quot;)">
            <text:p/>
          </table:table-cell>
          <table:table-cell table:formula="of:=IFERROR(VLOOKUP([.$A5];[$L.$A$2:$L.$Q$80];9;FALSE())*[.$B5];&quot;&quot;)">
            <text:p/>
          </table:table-cell>
          <table:table-cell table:formula="of:=IFERROR(VLOOKUP([.$A5];[$L.$A$2:$L.$Q$80];10;FALSE())*[.$B5];&quot;&quot;)">
            <text:p/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formula="of:=IFERROR(VLOOKUP([.$A5];[$L.$A$2:$L.$Q$80];15;FALSE())*[.$B5];&quot;&quot;)">
            <text:p/>
          </table:table-cell>
          <table:table-cell table:formula="of:=IFERROR(VLOOKUP([.$A5];[$L.$A$2:$L.$Q$80];16;FALSE())*[.$B5];&quot;&quot;)">
            <text:p/>
          </table:table-cell>
          <table:table-cell table:formula="of:=IFERROR(VLOOKUP([.$A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6];[$L.$A$2:$L.$Q$80];4;FALSE())=&quot;Group 1&quot;;[.$B6];0);&quot;&quot;)">
            <text:p/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formula="of:=IFERROR(VLOOKUP([.$A6];[$L.$A$2:$L.$Q$80];9;FALSE())*[.$B6];&quot;&quot;)">
            <text:p/>
          </table:table-cell>
          <table:table-cell table:formula="of:=IFERROR(VLOOKUP([.$A6];[$L.$A$2:$L.$Q$80];10;FALSE())*[.$B6];&quot;&quot;)">
            <text:p/>
          </table:table-cell>
          <table:table-cell table:formula="of:=IFERROR(VLOOKUP([.$A6];[$L.$A$2:$L.$Q$80];11;FALSE())*[.$B6];&quot;&quot;)">
            <text:p/>
          </table:table-cell>
          <table:table-cell table:formula="of:=IFERROR(VLOOKUP([.$A6];[$L.$A$2:$L.$Q$80];12;FALSE())*[.$B6];&quot;&quot;)">
            <text:p/>
          </table:table-cell>
          <table:table-cell table:formula="of:=IFERROR(VLOOKUP([.$A6];[$L.$A$2:$L.$Q$80];13;FALSE())*[.$B6];&quot;&quot;)">
            <text:p/>
          </table:table-cell>
          <table:table-cell table:formula="of:=IFERROR(VLOOKUP([.$A6];[$L.$A$2:$L.$Q$80];14;FALSE())*[.$B6];&quot;&quot;)">
            <text:p/>
          </table:table-cell>
          <table:table-cell table:formula="of:=IFERROR(VLOOKUP([.$A6];[$L.$A$2:$L.$Q$80];15;FALSE())*[.$B6];&quot;&quot;)">
            <text:p/>
          </table:table-cell>
          <table:table-cell table:formula="of:=IFERROR(VLOOKUP([.$A6];[$L.$A$2:$L.$Q$80];16;FALSE())*[.$B6];&quot;&quot;)">
            <text:p/>
          </table:table-cell>
          <table:table-cell table:formula="of:=IFERROR(VLOOKUP([.$A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7];[$L.$A$2:$L.$Q$80];4;FALSE())=&quot;Group 1&quot;;[.$B7];0);&quot;&quot;)">
            <text:p/>
          </table:table-cell>
          <table:table-cell table:formula="of:=IFERROR(VLOOKUP([.$A7];[$L.$A$2:$L.$Q$80];7;FALSE())*[.$B7];&quot;&quot;)">
            <text:p/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formula="of:=IFERROR(VLOOKUP([.$A7];[$L.$A$2:$L.$Q$80];12;FALSE())*[.$B7];&quot;&quot;)">
            <text:p/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formula="of:=IFERROR(VLOOKUP([.$A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2:$L.$Q$80];4;FALSE())=&quot;Group 1&quot;;[.$B8];0);&quot;&quot;)">
            <text:p/>
          </table:table-cell>
          <table:table-cell table:formula="of:=IFERROR(VLOOKUP([.$A8];[$L.$A$2:$L.$Q$80];7;FALSE())*[.$B8];&quot;&quot;)">
            <text:p/>
          </table:table-cell>
          <table:table-cell table:formula="of:=IFERROR(VLOOKUP([.$A8];[$L.$A$2:$L.$Q$80];8;FALSE())*[.$B8];&quot;&quot;)">
            <text:p/>
          </table:table-cell>
          <table:table-cell table:formula="of:=IFERROR(VLOOKUP([.$A8];[$L.$A$2:$L.$Q$80];9;FALSE())*[.$B8];&quot;&quot;)">
            <text:p/>
          </table:table-cell>
          <table:table-cell table:formula="of:=IFERROR(VLOOKUP([.$A8];[$L.$A$2:$L.$Q$80];10;FALSE())*[.$B8];&quot;&quot;)">
            <text:p/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formula="of:=IFERROR(VLOOKUP([.$A8];[$L.$A$2:$L.$Q$80];15;FALSE())*[.$B8];&quot;&quot;)">
            <text:p/>
          </table:table-cell>
          <table:table-cell table:formula="of:=IFERROR(VLOOKUP([.$A8];[$L.$A$2:$L.$Q$80];16;FALSE())*[.$B8];&quot;&quot;)">
            <text:p/>
          </table:table-cell>
          <table:table-cell table:formula="of:=IFERROR(VLOOKUP([.$A8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2:$L.$Q$80];4;FALSE())=&quot;Group 1&quot;;[.$B9];0);&quot;&quot;)">
            <text:p/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formula="of:=IFERROR(VLOOKUP([.$A9];[$L.$A$2:$L.$Q$80];10;FALSE())*[.$B9];&quot;&quot;)">
            <text:p/>
          </table:table-cell>
          <table:table-cell table:formula="of:=IFERROR(VLOOKUP([.$A9];[$L.$A$2:$L.$Q$80];11;FALSE())*[.$B9];&quot;&quot;)">
            <text:p/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formula="of:=IFERROR(VLOOKUP([.$A9];[$L.$A$2:$L.$Q$80];15;FALSE())*[.$B9];&quot;&quot;)">
            <text:p/>
          </table:table-cell>
          <table:table-cell table:formula="of:=IFERROR(VLOOKUP([.$A9];[$L.$A$2:$L.$Q$80];16;FALSE())*[.$B9];&quot;&quot;)">
            <text:p/>
          </table:table-cell>
          <table:table-cell table:formula="of:=IFERROR(VLOOKUP([.$A9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2:$L.$Q$80];4;FALSE())=&quot;Group 1&quot;;[.$B10];0);&quot;&quot;)">
            <text:p/>
          </table:table-cell>
          <table:table-cell table:formula="of:=IFERROR(VLOOKUP([.$A10];[$L.$A$2:$L.$Q$80];7;FALSE())*[.$B10];&quot;&quot;)">
            <text:p/>
          </table:table-cell>
          <table:table-cell table:formula="of:=IFERROR(VLOOKUP([.$A10];[$L.$A$2:$L.$Q$80];8;FALSE())*[.$B10];&quot;&quot;)">
            <text:p/>
          </table:table-cell>
          <table:table-cell table:formula="of:=IFERROR(VLOOKUP([.$A10];[$L.$A$2:$L.$Q$80];9;FALSE())*[.$B10];&quot;&quot;)">
            <text:p/>
          </table:table-cell>
          <table:table-cell table:formula="of:=IFERROR(VLOOKUP([.$A10];[$L.$A$2:$L.$Q$80];10;FALSE())*[.$B10];&quot;&quot;)">
            <text:p/>
          </table:table-cell>
          <table:table-cell table:formula="of:=IFERROR(VLOOKUP([.$A10];[$L.$A$2:$L.$Q$80];11;FALSE())*[.$B10];&quot;&quot;)">
            <text:p/>
          </table:table-cell>
          <table:table-cell table:formula="of:=IFERROR(VLOOKUP([.$A10];[$L.$A$2:$L.$Q$80];12;FALSE())*[.$B10];&quot;&quot;)">
            <text:p/>
          </table:table-cell>
          <table:table-cell table:formula="of:=IFERROR(VLOOKUP([.$A10];[$L.$A$2:$L.$Q$80];13;FALSE())*[.$B10];&quot;&quot;)">
            <text:p/>
          </table:table-cell>
          <table:table-cell table:formula="of:=IFERROR(VLOOKUP([.$A10];[$L.$A$2:$L.$Q$80];14;FALSE())*[.$B10];&quot;&quot;)">
            <text:p/>
          </table:table-cell>
          <table:table-cell table:formula="of:=IFERROR(VLOOKUP([.$A10];[$L.$A$2:$L.$Q$80];15;FALSE())*[.$B10];&quot;&quot;)">
            <text:p/>
          </table:table-cell>
          <table:table-cell table:formula="of:=IFERROR(VLOOKUP([.$A10];[$L.$A$2:$L.$Q$80];16;FALSE())*[.$B10];&quot;&quot;)">
            <text:p/>
          </table:table-cell>
          <table:table-cell table:formula="of:=IFERROR(VLOOKUP([.$A10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</table:table>
      <table:table table:name="S6" table:style-name="ta1"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7"/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Computer Engineering-SP</text:p>
          </table:table-cell>
          <table:table-cell table:style-name="ce7" office:value-type="string" calcext:value-type="string">
            <text:p>Computer Science Theory</text:p>
          </table:table-cell>
          <table:table-cell table:style-name="ce7" office:value-type="string" calcext:value-type="string">
            <text:p>Data Analytics</text:p>
          </table:table-cell>
          <table:table-cell table:style-name="ce7" office:value-type="string" calcext:value-type="string">
            <text:p>Foundations of software</text:p>
          </table:table-cell>
          <table:table-cell table:style-name="ce7" office:value-type="string" calcext:value-type="string">
            <text:p>Information Security-SP</text:p>
          </table:table-cell>
          <table:table-cell table:style-name="ce7" office:value-type="string" calcext:value-type="string">
            <text:p>Internet Information Systems</text:p>
          </table:table-cell>
          <table:table-cell table:style-name="ce7" office:value-type="string" calcext:value-type="string">
            <text:p>Networking and Mobility</text:p>
          </table:table-cell>
          <table:table-cell table:style-name="ce7" office:value-type="string" calcext:value-type="string">
            <text:p>Signals, Images and Interfaces</text:p>
          </table:table-cell>
          <table:table-cell table:style-name="ce7" office:value-type="string" calcext:value-type="string">
            <text:p>Software Systems</text:p>
          </table:table-cell>
          <table:table-cell table:style-name="ce7" office:value-type="string" calcext:value-type="string">
            <text:p>Wireless Communications</text:p>
          </table:table-cell>
          <table:table-cell table:style-name="ce7" office:value-type="string" calcext:value-type="string">
            <text:p>Exam session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Warning" table:formula="of:=SUM([.B4:.B19])+ORG.OPENOFFICE.STYLE(IF(ORG.OPENOFFICE.CURRENT() &gt;= 30; &quot;Good&quot;; &quot;Warning&quot;))" office:value-type="float" office:value="0" calcext:value-type="float">
            <text:p>0</text:p>
          </table:table-cell>
          <table:table-cell table:formula="of:=SUM([.C4:.C18])" office:value-type="float" office:value="0" calcext:value-type="float">
            <text:p>0</text:p>
          </table:table-cell>
          <table:table-cell table:formula="of:=SUM([.D4:.D18])" office:value-type="float" office:value="0" calcext:value-type="float">
            <text:p>0</text:p>
          </table:table-cell>
          <table:table-cell table:formula="of:=SUM([.E4:.E18])" office:value-type="float" office:value="0" calcext:value-type="float">
            <text:p>0</text:p>
          </table:table-cell>
          <table:table-cell table:formula="of:=SUM([.F4:.F18])" office:value-type="float" office:value="0" calcext:value-type="float">
            <text:p>0</text:p>
          </table:table-cell>
          <table:table-cell table:formula="of:=SUM([.G4:.G18])" office:value-type="float" office:value="0" calcext:value-type="float">
            <text:p>0</text:p>
          </table:table-cell>
          <table:table-cell table:formula="of:=SUM([.H4:.H18])" office:value-type="float" office:value="0" calcext:value-type="float">
            <text:p>0</text:p>
          </table:table-cell>
          <table:table-cell table:formula="of:=SUM([.I4:.I18])" office:value-type="float" office:value="0" calcext:value-type="float">
            <text:p>0</text:p>
          </table:table-cell>
          <table:table-cell table:formula="of:=SUM([.J4:.J18])" office:value-type="float" office:value="0" calcext:value-type="float">
            <text:p>0</text:p>
          </table:table-cell>
          <table:table-cell table:formula="of:=SUM([.K4:.K18])" office:value-type="float" office:value="0" calcext:value-type="float">
            <text:p>0</text:p>
          </table:table-cell>
          <table:table-cell table:formula="of:=SUM([.L4:.L18])" office:value-type="float" office:value="0" calcext:value-type="float">
            <text:p>0</text:p>
          </table:table-cell>
          <table:table-cell table:formula="of:=SUM([.M4:.M18])" office:value-type="float" office:value="0" calcext:value-type="float">
            <text:p>0</text:p>
          </table:table-cell>
          <table:table-cell table:formula="of:=SUM([.N4:.N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IFERROR(INT(IFERROR(VLOOKUP([.$A4];[$L.$A$2:$L.$Q$80];3;FALSE());&quot;&quot;)&amp;T(ORG.OPENOFFICE.STYLE(IFERROR(IF(VLOOKUP([.$A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4];[$L.$A$2:$L.$Q$80];4;FALSE())=&quot;Group 1&quot;;[.$B4];0);&quot;&quot;)">
            <text:p/>
          </table:table-cell>
          <table:table-cell table:formula="of:=IFERROR(VLOOKUP([.$A4];[$L.$A$2:$L.$Q$80];7;FALSE())*[.$B4];&quot;&quot;)">
            <text:p/>
          </table:table-cell>
          <table:table-cell table:formula="of:=IFERROR(VLOOKUP([.$A4];[$L.$A$2:$L.$Q$80];8;FALSE())*[.$B4];&quot;&quot;)">
            <text:p/>
          </table:table-cell>
          <table:table-cell table:formula="of:=IFERROR(VLOOKUP([.$A4];[$L.$A$2:$L.$Q$80];9;FALSE())*[.$B4];&quot;&quot;)">
            <text:p/>
          </table:table-cell>
          <table:table-cell table:formula="of:=IFERROR(VLOOKUP([.$A4];[$L.$A$2:$L.$Q$80];10;FALSE())*[.$B4];&quot;&quot;)">
            <text:p/>
          </table:table-cell>
          <table:table-cell table:formula="of:=IFERROR(VLOOKUP([.$A4];[$L.$A$2:$L.$Q$80];11;FALSE())*[.$B4];&quot;&quot;)">
            <text:p/>
          </table:table-cell>
          <table:table-cell table:formula="of:=IFERROR(VLOOKUP([.$A4];[$L.$A$2:$L.$Q$80];12;FALSE())*[.$B4];&quot;&quot;)">
            <text:p/>
          </table:table-cell>
          <table:table-cell table:formula="of:=IFERROR(VLOOKUP([.$A4];[$L.$A$2:$L.$Q$80];13;FALSE())*[.$B4];&quot;&quot;)">
            <text:p/>
          </table:table-cell>
          <table:table-cell table:formula="of:=IFERROR(VLOOKUP([.$A4];[$L.$A$2:$L.$Q$80];14;FALSE())*[.$B4];&quot;&quot;)">
            <text:p/>
          </table:table-cell>
          <table:table-cell table:formula="of:=IFERROR(VLOOKUP([.$A4];[$L.$A$2:$L.$Q$80];15;FALSE())*[.$B4];&quot;&quot;)">
            <text:p/>
          </table:table-cell>
          <table:table-cell table:formula="of:=IFERROR(VLOOKUP([.$A4];[$L.$A$2:$L.$Q$80];16;FALSE())*[.$B4];&quot;&quot;)">
            <text:p/>
          </table:table-cell>
          <table:table-cell table:formula="of:=IFERROR(VLOOKUP([.$A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5];[$L.$A$2:$L.$Q$80];3;FALSE());&quot;&quot;)&amp;T(ORG.OPENOFFICE.STYLE(IFERROR(IF(VLOOKUP([.$A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5];[$L.$A$2:$L.$Q$80];4;FALSE())=&quot;Group 1&quot;;[.$B5];0);&quot;&quot;)">
            <text:p/>
          </table:table-cell>
          <table:table-cell table:formula="of:=IFERROR(VLOOKUP([.$A5];[$L.$A$2:$L.$Q$80];7;FALSE())*[.$B5];&quot;&quot;)">
            <text:p/>
          </table:table-cell>
          <table:table-cell table:formula="of:=IFERROR(VLOOKUP([.$A5];[$L.$A$2:$L.$Q$80];8;FALSE())*[.$B5];&quot;&quot;)">
            <text:p/>
          </table:table-cell>
          <table:table-cell table:formula="of:=IFERROR(VLOOKUP([.$A5];[$L.$A$2:$L.$Q$80];9;FALSE())*[.$B5];&quot;&quot;)">
            <text:p/>
          </table:table-cell>
          <table:table-cell table:formula="of:=IFERROR(VLOOKUP([.$A5];[$L.$A$2:$L.$Q$80];10;FALSE())*[.$B5];&quot;&quot;)">
            <text:p/>
          </table:table-cell>
          <table:table-cell table:formula="of:=IFERROR(VLOOKUP([.$A5];[$L.$A$2:$L.$Q$80];11;FALSE())*[.$B5];&quot;&quot;)">
            <text:p/>
          </table:table-cell>
          <table:table-cell table:formula="of:=IFERROR(VLOOKUP([.$A5];[$L.$A$2:$L.$Q$80];12;FALSE())*[.$B5];&quot;&quot;)">
            <text:p/>
          </table:table-cell>
          <table:table-cell table:formula="of:=IFERROR(VLOOKUP([.$A5];[$L.$A$2:$L.$Q$80];13;FALSE())*[.$B5];&quot;&quot;)">
            <text:p/>
          </table:table-cell>
          <table:table-cell table:formula="of:=IFERROR(VLOOKUP([.$A5];[$L.$A$2:$L.$Q$80];14;FALSE())*[.$B5];&quot;&quot;)">
            <text:p/>
          </table:table-cell>
          <table:table-cell table:formula="of:=IFERROR(VLOOKUP([.$A5];[$L.$A$2:$L.$Q$80];15;FALSE())*[.$B5];&quot;&quot;)">
            <text:p/>
          </table:table-cell>
          <table:table-cell table:formula="of:=IFERROR(VLOOKUP([.$A5];[$L.$A$2:$L.$Q$80];16;FALSE())*[.$B5];&quot;&quot;)">
            <text:p/>
          </table:table-cell>
          <table:table-cell table:formula="of:=IFERROR(VLOOKUP([.$A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6];[$L.$A$2:$L.$Q$80];3;FALSE());&quot;&quot;)&amp;T(ORG.OPENOFFICE.STYLE(IFERROR(IF(VLOOKUP([.$A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6];[$L.$A$2:$L.$Q$80];4;FALSE())=&quot;Group 1&quot;;[.$B6];0);&quot;&quot;)">
            <text:p/>
          </table:table-cell>
          <table:table-cell table:formula="of:=IFERROR(VLOOKUP([.$A6];[$L.$A$2:$L.$Q$80];7;FALSE())*[.$B6];&quot;&quot;)">
            <text:p/>
          </table:table-cell>
          <table:table-cell table:formula="of:=IFERROR(VLOOKUP([.$A6];[$L.$A$2:$L.$Q$80];8;FALSE())*[.$B6];&quot;&quot;)">
            <text:p/>
          </table:table-cell>
          <table:table-cell table:formula="of:=IFERROR(VLOOKUP([.$A6];[$L.$A$2:$L.$Q$80];9;FALSE())*[.$B6];&quot;&quot;)">
            <text:p/>
          </table:table-cell>
          <table:table-cell table:formula="of:=IFERROR(VLOOKUP([.$A6];[$L.$A$2:$L.$Q$80];10;FALSE())*[.$B6];&quot;&quot;)">
            <text:p/>
          </table:table-cell>
          <table:table-cell table:formula="of:=IFERROR(VLOOKUP([.$A6];[$L.$A$2:$L.$Q$80];11;FALSE())*[.$B6];&quot;&quot;)">
            <text:p/>
          </table:table-cell>
          <table:table-cell table:formula="of:=IFERROR(VLOOKUP([.$A6];[$L.$A$2:$L.$Q$80];12;FALSE())*[.$B6];&quot;&quot;)">
            <text:p/>
          </table:table-cell>
          <table:table-cell table:formula="of:=IFERROR(VLOOKUP([.$A6];[$L.$A$2:$L.$Q$80];13;FALSE())*[.$B6];&quot;&quot;)">
            <text:p/>
          </table:table-cell>
          <table:table-cell table:formula="of:=IFERROR(VLOOKUP([.$A6];[$L.$A$2:$L.$Q$80];14;FALSE())*[.$B6];&quot;&quot;)">
            <text:p/>
          </table:table-cell>
          <table:table-cell table:formula="of:=IFERROR(VLOOKUP([.$A6];[$L.$A$2:$L.$Q$80];15;FALSE())*[.$B6];&quot;&quot;)">
            <text:p/>
          </table:table-cell>
          <table:table-cell table:formula="of:=IFERROR(VLOOKUP([.$A6];[$L.$A$2:$L.$Q$80];16;FALSE())*[.$B6];&quot;&quot;)">
            <text:p/>
          </table:table-cell>
          <table:table-cell table:formula="of:=IFERROR(VLOOKUP([.$A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7];[$L.$A$2:$L.$Q$80];3;FALSE());&quot;&quot;)&amp;T(ORG.OPENOFFICE.STYLE(IFERROR(IF(VLOOKUP([.$A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7];[$L.$A$2:$L.$Q$80];4;FALSE())=&quot;Group 1&quot;;[.$B7];0);&quot;&quot;)">
            <text:p/>
          </table:table-cell>
          <table:table-cell table:formula="of:=IFERROR(VLOOKUP([.$A7];[$L.$A$2:$L.$Q$80];7;FALSE())*[.$B7];&quot;&quot;)">
            <text:p/>
          </table:table-cell>
          <table:table-cell table:formula="of:=IFERROR(VLOOKUP([.$A7];[$L.$A$2:$L.$Q$80];8;FALSE())*[.$B7];&quot;&quot;)">
            <text:p/>
          </table:table-cell>
          <table:table-cell table:formula="of:=IFERROR(VLOOKUP([.$A7];[$L.$A$2:$L.$Q$80];9;FALSE())*[.$B7];&quot;&quot;)">
            <text:p/>
          </table:table-cell>
          <table:table-cell table:formula="of:=IFERROR(VLOOKUP([.$A7];[$L.$A$2:$L.$Q$80];10;FALSE())*[.$B7];&quot;&quot;)">
            <text:p/>
          </table:table-cell>
          <table:table-cell table:formula="of:=IFERROR(VLOOKUP([.$A7];[$L.$A$2:$L.$Q$80];11;FALSE())*[.$B7];&quot;&quot;)">
            <text:p/>
          </table:table-cell>
          <table:table-cell table:formula="of:=IFERROR(VLOOKUP([.$A7];[$L.$A$2:$L.$Q$80];12;FALSE())*[.$B7];&quot;&quot;)">
            <text:p/>
          </table:table-cell>
          <table:table-cell table:formula="of:=IFERROR(VLOOKUP([.$A7];[$L.$A$2:$L.$Q$80];13;FALSE())*[.$B7];&quot;&quot;)">
            <text:p/>
          </table:table-cell>
          <table:table-cell table:formula="of:=IFERROR(VLOOKUP([.$A7];[$L.$A$2:$L.$Q$80];14;FALSE())*[.$B7];&quot;&quot;)">
            <text:p/>
          </table:table-cell>
          <table:table-cell table:formula="of:=IFERROR(VLOOKUP([.$A7];[$L.$A$2:$L.$Q$80];15;FALSE())*[.$B7];&quot;&quot;)">
            <text:p/>
          </table:table-cell>
          <table:table-cell table:formula="of:=IFERROR(VLOOKUP([.$A7];[$L.$A$2:$L.$Q$80];16;FALSE())*[.$B7];&quot;&quot;)">
            <text:p/>
          </table:table-cell>
          <table:table-cell table:formula="of:=IFERROR(VLOOKUP([.$A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8];[$L.$A$2:$L.$Q$80];3;FALSE());&quot;&quot;)&amp;T(ORG.OPENOFFICE.STYLE(IFERROR(IF(VLOOKUP([.$A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2:$L.$Q$80];4;FALSE())=&quot;Group 1&quot;;[.$B8];0);&quot;&quot;)">
            <text:p/>
          </table:table-cell>
          <table:table-cell table:formula="of:=IFERROR(VLOOKUP([.$A8];[$L.$A$2:$L.$Q$80];7;FALSE())*[.$B8];&quot;&quot;)">
            <text:p/>
          </table:table-cell>
          <table:table-cell table:formula="of:=IFERROR(VLOOKUP([.$A8];[$L.$A$2:$L.$Q$80];8;FALSE())*[.$B8];&quot;&quot;)">
            <text:p/>
          </table:table-cell>
          <table:table-cell table:formula="of:=IFERROR(VLOOKUP([.$A8];[$L.$A$2:$L.$Q$80];9;FALSE())*[.$B8];&quot;&quot;)">
            <text:p/>
          </table:table-cell>
          <table:table-cell table:formula="of:=IFERROR(VLOOKUP([.$A8];[$L.$A$2:$L.$Q$80];10;FALSE())*[.$B8];&quot;&quot;)">
            <text:p/>
          </table:table-cell>
          <table:table-cell table:formula="of:=IFERROR(VLOOKUP([.$A8];[$L.$A$2:$L.$Q$80];11;FALSE())*[.$B8];&quot;&quot;)">
            <text:p/>
          </table:table-cell>
          <table:table-cell table:formula="of:=IFERROR(VLOOKUP([.$A8];[$L.$A$2:$L.$Q$80];12;FALSE())*[.$B8];&quot;&quot;)">
            <text:p/>
          </table:table-cell>
          <table:table-cell table:formula="of:=IFERROR(VLOOKUP([.$A8];[$L.$A$2:$L.$Q$80];13;FALSE())*[.$B8];&quot;&quot;)">
            <text:p/>
          </table:table-cell>
          <table:table-cell table:formula="of:=IFERROR(VLOOKUP([.$A8];[$L.$A$2:$L.$Q$80];14;FALSE())*[.$B8];&quot;&quot;)">
            <text:p/>
          </table:table-cell>
          <table:table-cell table:formula="of:=IFERROR(VLOOKUP([.$A8];[$L.$A$2:$L.$Q$80];15;FALSE())*[.$B8];&quot;&quot;)">
            <text:p/>
          </table:table-cell>
          <table:table-cell table:formula="of:=IFERROR(VLOOKUP([.$A8];[$L.$A$2:$L.$Q$80];16;FALSE())*[.$B8];&quot;&quot;)">
            <text:p/>
          </table:table-cell>
          <table:table-cell table:formula="of:=IFERROR(VLOOKUP([.$A8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9];[$L.$A$2:$L.$Q$80];3;FALSE());&quot;&quot;)&amp;T(ORG.OPENOFFICE.STYLE(IFERROR(IF(VLOOKUP([.$A9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2:$L.$Q$80];4;FALSE())=&quot;Group 1&quot;;[.$B9];0);&quot;&quot;)">
            <text:p/>
          </table:table-cell>
          <table:table-cell table:formula="of:=IFERROR(VLOOKUP([.$A9];[$L.$A$2:$L.$Q$80];7;FALSE())*[.$B9];&quot;&quot;)">
            <text:p/>
          </table:table-cell>
          <table:table-cell table:formula="of:=IFERROR(VLOOKUP([.$A9];[$L.$A$2:$L.$Q$80];8;FALSE())*[.$B9];&quot;&quot;)">
            <text:p/>
          </table:table-cell>
          <table:table-cell table:formula="of:=IFERROR(VLOOKUP([.$A9];[$L.$A$2:$L.$Q$80];9;FALSE())*[.$B9];&quot;&quot;)">
            <text:p/>
          </table:table-cell>
          <table:table-cell table:formula="of:=IFERROR(VLOOKUP([.$A9];[$L.$A$2:$L.$Q$80];10;FALSE())*[.$B9];&quot;&quot;)">
            <text:p/>
          </table:table-cell>
          <table:table-cell table:formula="of:=IFERROR(VLOOKUP([.$A9];[$L.$A$2:$L.$Q$80];11;FALSE())*[.$B9];&quot;&quot;)">
            <text:p/>
          </table:table-cell>
          <table:table-cell table:formula="of:=IFERROR(VLOOKUP([.$A9];[$L.$A$2:$L.$Q$80];12;FALSE())*[.$B9];&quot;&quot;)">
            <text:p/>
          </table:table-cell>
          <table:table-cell table:formula="of:=IFERROR(VLOOKUP([.$A9];[$L.$A$2:$L.$Q$80];13;FALSE())*[.$B9];&quot;&quot;)">
            <text:p/>
          </table:table-cell>
          <table:table-cell table:formula="of:=IFERROR(VLOOKUP([.$A9];[$L.$A$2:$L.$Q$80];14;FALSE())*[.$B9];&quot;&quot;)">
            <text:p/>
          </table:table-cell>
          <table:table-cell table:formula="of:=IFERROR(VLOOKUP([.$A9];[$L.$A$2:$L.$Q$80];15;FALSE())*[.$B9];&quot;&quot;)">
            <text:p/>
          </table:table-cell>
          <table:table-cell table:formula="of:=IFERROR(VLOOKUP([.$A9];[$L.$A$2:$L.$Q$80];16;FALSE())*[.$B9];&quot;&quot;)">
            <text:p/>
          </table:table-cell>
          <table:table-cell table:formula="of:=IFERROR(VLOOKUP([.$A9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0];[$L.$A$2:$L.$Q$80];3;FALSE());&quot;&quot;)&amp;T(ORG.OPENOFFICE.STYLE(IFERROR(IF(VLOOKUP([.$A10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2:$L.$Q$80];4;FALSE())=&quot;Group 1&quot;;[.$B10];0);&quot;&quot;)">
            <text:p/>
          </table:table-cell>
          <table:table-cell table:formula="of:=IFERROR(VLOOKUP([.$A10];[$L.$A$2:$L.$Q$80];7;FALSE())*[.$B10];&quot;&quot;)">
            <text:p/>
          </table:table-cell>
          <table:table-cell table:formula="of:=IFERROR(VLOOKUP([.$A10];[$L.$A$2:$L.$Q$80];8;FALSE())*[.$B10];&quot;&quot;)">
            <text:p/>
          </table:table-cell>
          <table:table-cell table:formula="of:=IFERROR(VLOOKUP([.$A10];[$L.$A$2:$L.$Q$80];9;FALSE())*[.$B10];&quot;&quot;)">
            <text:p/>
          </table:table-cell>
          <table:table-cell table:formula="of:=IFERROR(VLOOKUP([.$A10];[$L.$A$2:$L.$Q$80];10;FALSE())*[.$B10];&quot;&quot;)">
            <text:p/>
          </table:table-cell>
          <table:table-cell table:formula="of:=IFERROR(VLOOKUP([.$A10];[$L.$A$2:$L.$Q$80];11;FALSE())*[.$B10];&quot;&quot;)">
            <text:p/>
          </table:table-cell>
          <table:table-cell table:formula="of:=IFERROR(VLOOKUP([.$A10];[$L.$A$2:$L.$Q$80];12;FALSE())*[.$B10];&quot;&quot;)">
            <text:p/>
          </table:table-cell>
          <table:table-cell table:formula="of:=IFERROR(VLOOKUP([.$A10];[$L.$A$2:$L.$Q$80];13;FALSE())*[.$B10];&quot;&quot;)">
            <text:p/>
          </table:table-cell>
          <table:table-cell table:formula="of:=IFERROR(VLOOKUP([.$A10];[$L.$A$2:$L.$Q$80];14;FALSE())*[.$B10];&quot;&quot;)">
            <text:p/>
          </table:table-cell>
          <table:table-cell table:formula="of:=IFERROR(VLOOKUP([.$A10];[$L.$A$2:$L.$Q$80];15;FALSE())*[.$B10];&quot;&quot;)">
            <text:p/>
          </table:table-cell>
          <table:table-cell table:formula="of:=IFERROR(VLOOKUP([.$A10];[$L.$A$2:$L.$Q$80];16;FALSE())*[.$B10];&quot;&quot;)">
            <text:p/>
          </table:table-cell>
          <table:table-cell table:formula="of:=IFERROR(VLOOKUP([.$A10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2:$L.$Q$80];3;FALSE());&quot;&quot;)&amp;T(ORG.OPENOFFICE.STYLE(IFERROR(IF(VLOOKUP([.$A11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2:$L.$Q$80];4;FALSE())=&quot;Group 1&quot;;[.$B11];0);&quot;&quot;)">
            <text:p/>
          </table:table-cell>
          <table:table-cell table:formula="of:=IFERROR(VLOOKUP([.$A11];[$L.$A$2:$L.$Q$80];7;FALSE())*[.$B11];&quot;&quot;)">
            <text:p/>
          </table:table-cell>
          <table:table-cell table:formula="of:=IFERROR(VLOOKUP([.$A11];[$L.$A$2:$L.$Q$80];8;FALSE())*[.$B11];&quot;&quot;)">
            <text:p/>
          </table:table-cell>
          <table:table-cell table:formula="of:=IFERROR(VLOOKUP([.$A11];[$L.$A$2:$L.$Q$80];9;FALSE())*[.$B11];&quot;&quot;)">
            <text:p/>
          </table:table-cell>
          <table:table-cell table:formula="of:=IFERROR(VLOOKUP([.$A11];[$L.$A$2:$L.$Q$80];10;FALSE())*[.$B11];&quot;&quot;)">
            <text:p/>
          </table:table-cell>
          <table:table-cell table:formula="of:=IFERROR(VLOOKUP([.$A11];[$L.$A$2:$L.$Q$80];11;FALSE())*[.$B11];&quot;&quot;)">
            <text:p/>
          </table:table-cell>
          <table:table-cell table:formula="of:=IFERROR(VLOOKUP([.$A11];[$L.$A$2:$L.$Q$80];12;FALSE())*[.$B11];&quot;&quot;)">
            <text:p/>
          </table:table-cell>
          <table:table-cell table:formula="of:=IFERROR(VLOOKUP([.$A11];[$L.$A$2:$L.$Q$80];13;FALSE())*[.$B11];&quot;&quot;)">
            <text:p/>
          </table:table-cell>
          <table:table-cell table:formula="of:=IFERROR(VLOOKUP([.$A11];[$L.$A$2:$L.$Q$80];14;FALSE())*[.$B11];&quot;&quot;)">
            <text:p/>
          </table:table-cell>
          <table:table-cell table:formula="of:=IFERROR(VLOOKUP([.$A11];[$L.$A$2:$L.$Q$80];15;FALSE())*[.$B11];&quot;&quot;)">
            <text:p/>
          </table:table-cell>
          <table:table-cell table:formula="of:=IFERROR(VLOOKUP([.$A11];[$L.$A$2:$L.$Q$80];16;FALSE())*[.$B11];&quot;&quot;)">
            <text:p/>
          </table:table-cell>
          <table:table-cell table:formula="of:=IFERROR(VLOOKUP([.$A11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2:$L.$Q$80];3;FALSE());&quot;&quot;)&amp;T(ORG.OPENOFFICE.STYLE(IFERROR(IF(VLOOKUP([.$A12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2:$L.$Q$80];4;FALSE())=&quot;Group 1&quot;;[.$B12];0);&quot;&quot;)">
            <text:p/>
          </table:table-cell>
          <table:table-cell table:formula="of:=IFERROR(VLOOKUP([.$A12];[$L.$A$2:$L.$Q$80];7;FALSE())*[.$B12];&quot;&quot;)">
            <text:p/>
          </table:table-cell>
          <table:table-cell table:formula="of:=IFERROR(VLOOKUP([.$A12];[$L.$A$2:$L.$Q$80];8;FALSE())*[.$B12];&quot;&quot;)">
            <text:p/>
          </table:table-cell>
          <table:table-cell table:formula="of:=IFERROR(VLOOKUP([.$A12];[$L.$A$2:$L.$Q$80];9;FALSE())*[.$B12];&quot;&quot;)">
            <text:p/>
          </table:table-cell>
          <table:table-cell table:formula="of:=IFERROR(VLOOKUP([.$A12];[$L.$A$2:$L.$Q$80];10;FALSE())*[.$B12];&quot;&quot;)">
            <text:p/>
          </table:table-cell>
          <table:table-cell table:formula="of:=IFERROR(VLOOKUP([.$A12];[$L.$A$2:$L.$Q$80];11;FALSE())*[.$B12];&quot;&quot;)">
            <text:p/>
          </table:table-cell>
          <table:table-cell table:formula="of:=IFERROR(VLOOKUP([.$A12];[$L.$A$2:$L.$Q$80];12;FALSE())*[.$B12];&quot;&quot;)">
            <text:p/>
          </table:table-cell>
          <table:table-cell table:formula="of:=IFERROR(VLOOKUP([.$A12];[$L.$A$2:$L.$Q$80];13;FALSE())*[.$B12];&quot;&quot;)">
            <text:p/>
          </table:table-cell>
          <table:table-cell table:formula="of:=IFERROR(VLOOKUP([.$A12];[$L.$A$2:$L.$Q$80];14;FALSE())*[.$B12];&quot;&quot;)">
            <text:p/>
          </table:table-cell>
          <table:table-cell table:formula="of:=IFERROR(VLOOKUP([.$A12];[$L.$A$2:$L.$Q$80];15;FALSE())*[.$B12];&quot;&quot;)">
            <text:p/>
          </table:table-cell>
          <table:table-cell table:formula="of:=IFERROR(VLOOKUP([.$A12];[$L.$A$2:$L.$Q$80];16;FALSE())*[.$B12];&quot;&quot;)">
            <text:p/>
          </table:table-cell>
          <table:table-cell table:formula="of:=IFERROR(VLOOKUP([.$A12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2:$L.$Q$80];3;FALSE());&quot;&quot;)&amp;T(ORG.OPENOFFICE.STYLE(IFERROR(IF(VLOOKUP([.$A13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2:$L.$Q$80];4;FALSE())=&quot;Group 1&quot;;[.$B13];0);&quot;&quot;)">
            <text:p/>
          </table:table-cell>
          <table:table-cell table:formula="of:=IFERROR(VLOOKUP([.$A13];[$L.$A$2:$L.$Q$80];7;FALSE())*[.$B13];&quot;&quot;)">
            <text:p/>
          </table:table-cell>
          <table:table-cell table:formula="of:=IFERROR(VLOOKUP([.$A13];[$L.$A$2:$L.$Q$80];8;FALSE())*[.$B13];&quot;&quot;)">
            <text:p/>
          </table:table-cell>
          <table:table-cell table:formula="of:=IFERROR(VLOOKUP([.$A13];[$L.$A$2:$L.$Q$80];9;FALSE())*[.$B13];&quot;&quot;)">
            <text:p/>
          </table:table-cell>
          <table:table-cell table:formula="of:=IFERROR(VLOOKUP([.$A13];[$L.$A$2:$L.$Q$80];10;FALSE())*[.$B13];&quot;&quot;)">
            <text:p/>
          </table:table-cell>
          <table:table-cell table:formula="of:=IFERROR(VLOOKUP([.$A13];[$L.$A$2:$L.$Q$80];11;FALSE())*[.$B13];&quot;&quot;)">
            <text:p/>
          </table:table-cell>
          <table:table-cell table:formula="of:=IFERROR(VLOOKUP([.$A13];[$L.$A$2:$L.$Q$80];12;FALSE())*[.$B13];&quot;&quot;)">
            <text:p/>
          </table:table-cell>
          <table:table-cell table:formula="of:=IFERROR(VLOOKUP([.$A13];[$L.$A$2:$L.$Q$80];13;FALSE())*[.$B13];&quot;&quot;)">
            <text:p/>
          </table:table-cell>
          <table:table-cell table:formula="of:=IFERROR(VLOOKUP([.$A13];[$L.$A$2:$L.$Q$80];14;FALSE())*[.$B13];&quot;&quot;)">
            <text:p/>
          </table:table-cell>
          <table:table-cell table:formula="of:=IFERROR(VLOOKUP([.$A13];[$L.$A$2:$L.$Q$80];15;FALSE())*[.$B13];&quot;&quot;)">
            <text:p/>
          </table:table-cell>
          <table:table-cell table:formula="of:=IFERROR(VLOOKUP([.$A13];[$L.$A$2:$L.$Q$80];16;FALSE())*[.$B13];&quot;&quot;)">
            <text:p/>
          </table:table-cell>
          <table:table-cell table:formula="of:=IFERROR(VLOOKUP([.$A13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2:$L.$Q$80];3;FALSE());&quot;&quot;)&amp;T(ORG.OPENOFFICE.STYLE(IFERROR(IF(VLOOKUP([.$A14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2:$L.$Q$80];4;FALSE())=&quot;Group 1&quot;;[.$B14];0);&quot;&quot;)">
            <text:p/>
          </table:table-cell>
          <table:table-cell table:formula="of:=IFERROR(VLOOKUP([.$A14];[$L.$A$2:$L.$Q$80];7;FALSE())*[.$B14];&quot;&quot;)">
            <text:p/>
          </table:table-cell>
          <table:table-cell table:formula="of:=IFERROR(VLOOKUP([.$A14];[$L.$A$2:$L.$Q$80];8;FALSE())*[.$B14];&quot;&quot;)">
            <text:p/>
          </table:table-cell>
          <table:table-cell table:formula="of:=IFERROR(VLOOKUP([.$A14];[$L.$A$2:$L.$Q$80];9;FALSE())*[.$B14];&quot;&quot;)">
            <text:p/>
          </table:table-cell>
          <table:table-cell table:formula="of:=IFERROR(VLOOKUP([.$A14];[$L.$A$2:$L.$Q$80];10;FALSE())*[.$B14];&quot;&quot;)">
            <text:p/>
          </table:table-cell>
          <table:table-cell table:formula="of:=IFERROR(VLOOKUP([.$A14];[$L.$A$2:$L.$Q$80];11;FALSE())*[.$B14];&quot;&quot;)">
            <text:p/>
          </table:table-cell>
          <table:table-cell table:formula="of:=IFERROR(VLOOKUP([.$A14];[$L.$A$2:$L.$Q$80];12;FALSE())*[.$B14];&quot;&quot;)">
            <text:p/>
          </table:table-cell>
          <table:table-cell table:formula="of:=IFERROR(VLOOKUP([.$A14];[$L.$A$2:$L.$Q$80];13;FALSE())*[.$B14];&quot;&quot;)">
            <text:p/>
          </table:table-cell>
          <table:table-cell table:formula="of:=IFERROR(VLOOKUP([.$A14];[$L.$A$2:$L.$Q$80];14;FALSE())*[.$B14];&quot;&quot;)">
            <text:p/>
          </table:table-cell>
          <table:table-cell table:formula="of:=IFERROR(VLOOKUP([.$A14];[$L.$A$2:$L.$Q$80];15;FALSE())*[.$B14];&quot;&quot;)">
            <text:p/>
          </table:table-cell>
          <table:table-cell table:formula="of:=IFERROR(VLOOKUP([.$A14];[$L.$A$2:$L.$Q$80];16;FALSE())*[.$B14];&quot;&quot;)">
            <text:p/>
          </table:table-cell>
          <table:table-cell table:formula="of:=IFERROR(VLOOKUP([.$A14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2:$L.$Q$80];3;FALSE());&quot;&quot;)&amp;T(ORG.OPENOFFICE.STYLE(IFERROR(IF(VLOOKUP([.$A15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2:$L.$Q$80];4;FALSE())=&quot;Group 1&quot;;[.$B15];0);&quot;&quot;)">
            <text:p/>
          </table:table-cell>
          <table:table-cell table:formula="of:=IFERROR(VLOOKUP([.$A15];[$L.$A$2:$L.$Q$80];7;FALSE())*[.$B15];&quot;&quot;)">
            <text:p/>
          </table:table-cell>
          <table:table-cell table:formula="of:=IFERROR(VLOOKUP([.$A15];[$L.$A$2:$L.$Q$80];8;FALSE())*[.$B15];&quot;&quot;)">
            <text:p/>
          </table:table-cell>
          <table:table-cell table:formula="of:=IFERROR(VLOOKUP([.$A15];[$L.$A$2:$L.$Q$80];9;FALSE())*[.$B15];&quot;&quot;)">
            <text:p/>
          </table:table-cell>
          <table:table-cell table:formula="of:=IFERROR(VLOOKUP([.$A15];[$L.$A$2:$L.$Q$80];10;FALSE())*[.$B15];&quot;&quot;)">
            <text:p/>
          </table:table-cell>
          <table:table-cell table:formula="of:=IFERROR(VLOOKUP([.$A15];[$L.$A$2:$L.$Q$80];11;FALSE())*[.$B15];&quot;&quot;)">
            <text:p/>
          </table:table-cell>
          <table:table-cell table:formula="of:=IFERROR(VLOOKUP([.$A15];[$L.$A$2:$L.$Q$80];12;FALSE())*[.$B15];&quot;&quot;)">
            <text:p/>
          </table:table-cell>
          <table:table-cell table:formula="of:=IFERROR(VLOOKUP([.$A15];[$L.$A$2:$L.$Q$80];13;FALSE())*[.$B15];&quot;&quot;)">
            <text:p/>
          </table:table-cell>
          <table:table-cell table:formula="of:=IFERROR(VLOOKUP([.$A15];[$L.$A$2:$L.$Q$80];14;FALSE())*[.$B15];&quot;&quot;)">
            <text:p/>
          </table:table-cell>
          <table:table-cell table:formula="of:=IFERROR(VLOOKUP([.$A15];[$L.$A$2:$L.$Q$80];15;FALSE())*[.$B15];&quot;&quot;)">
            <text:p/>
          </table:table-cell>
          <table:table-cell table:formula="of:=IFERROR(VLOOKUP([.$A15];[$L.$A$2:$L.$Q$80];16;FALSE())*[.$B15];&quot;&quot;)">
            <text:p/>
          </table:table-cell>
          <table:table-cell table:formula="of:=IFERROR(VLOOKUP([.$A15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2:$L.$Q$80];3;FALSE());&quot;&quot;)&amp;T(ORG.OPENOFFICE.STYLE(IFERROR(IF(VLOOKUP([.$A16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2:$L.$Q$80];4;FALSE())=&quot;Group 1&quot;;[.$B16];0);&quot;&quot;)">
            <text:p/>
          </table:table-cell>
          <table:table-cell table:formula="of:=IFERROR(VLOOKUP([.$A16];[$L.$A$2:$L.$Q$80];7;FALSE())*[.$B16];&quot;&quot;)">
            <text:p/>
          </table:table-cell>
          <table:table-cell table:formula="of:=IFERROR(VLOOKUP([.$A16];[$L.$A$2:$L.$Q$80];8;FALSE())*[.$B16];&quot;&quot;)">
            <text:p/>
          </table:table-cell>
          <table:table-cell table:formula="of:=IFERROR(VLOOKUP([.$A16];[$L.$A$2:$L.$Q$80];9;FALSE())*[.$B16];&quot;&quot;)">
            <text:p/>
          </table:table-cell>
          <table:table-cell table:formula="of:=IFERROR(VLOOKUP([.$A16];[$L.$A$2:$L.$Q$80];10;FALSE())*[.$B16];&quot;&quot;)">
            <text:p/>
          </table:table-cell>
          <table:table-cell table:formula="of:=IFERROR(VLOOKUP([.$A16];[$L.$A$2:$L.$Q$80];11;FALSE())*[.$B16];&quot;&quot;)">
            <text:p/>
          </table:table-cell>
          <table:table-cell table:formula="of:=IFERROR(VLOOKUP([.$A16];[$L.$A$2:$L.$Q$80];12;FALSE())*[.$B16];&quot;&quot;)">
            <text:p/>
          </table:table-cell>
          <table:table-cell table:formula="of:=IFERROR(VLOOKUP([.$A16];[$L.$A$2:$L.$Q$80];13;FALSE())*[.$B16];&quot;&quot;)">
            <text:p/>
          </table:table-cell>
          <table:table-cell table:formula="of:=IFERROR(VLOOKUP([.$A16];[$L.$A$2:$L.$Q$80];14;FALSE())*[.$B16];&quot;&quot;)">
            <text:p/>
          </table:table-cell>
          <table:table-cell table:formula="of:=IFERROR(VLOOKUP([.$A16];[$L.$A$2:$L.$Q$80];15;FALSE())*[.$B16];&quot;&quot;)">
            <text:p/>
          </table:table-cell>
          <table:table-cell table:formula="of:=IFERROR(VLOOKUP([.$A16];[$L.$A$2:$L.$Q$80];16;FALSE())*[.$B16];&quot;&quot;)">
            <text:p/>
          </table:table-cell>
          <table:table-cell table:formula="of:=IFERROR(VLOOKUP([.$A16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2:$L.$Q$80];3;FALSE());&quot;&quot;)&amp;T(ORG.OPENOFFICE.STYLE(IFERROR(IF(VLOOKUP([.$A17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2:$L.$Q$80];4;FALSE())=&quot;Group 1&quot;;[.$B17];0);&quot;&quot;)">
            <text:p/>
          </table:table-cell>
          <table:table-cell table:formula="of:=IFERROR(VLOOKUP([.$A17];[$L.$A$2:$L.$Q$80];7;FALSE())*[.$B17];&quot;&quot;)">
            <text:p/>
          </table:table-cell>
          <table:table-cell table:formula="of:=IFERROR(VLOOKUP([.$A17];[$L.$A$2:$L.$Q$80];8;FALSE())*[.$B17];&quot;&quot;)">
            <text:p/>
          </table:table-cell>
          <table:table-cell table:formula="of:=IFERROR(VLOOKUP([.$A17];[$L.$A$2:$L.$Q$80];9;FALSE())*[.$B17];&quot;&quot;)">
            <text:p/>
          </table:table-cell>
          <table:table-cell table:formula="of:=IFERROR(VLOOKUP([.$A17];[$L.$A$2:$L.$Q$80];10;FALSE())*[.$B17];&quot;&quot;)">
            <text:p/>
          </table:table-cell>
          <table:table-cell table:formula="of:=IFERROR(VLOOKUP([.$A17];[$L.$A$2:$L.$Q$80];11;FALSE())*[.$B17];&quot;&quot;)">
            <text:p/>
          </table:table-cell>
          <table:table-cell table:formula="of:=IFERROR(VLOOKUP([.$A17];[$L.$A$2:$L.$Q$80];12;FALSE())*[.$B17];&quot;&quot;)">
            <text:p/>
          </table:table-cell>
          <table:table-cell table:formula="of:=IFERROR(VLOOKUP([.$A17];[$L.$A$2:$L.$Q$80];13;FALSE())*[.$B17];&quot;&quot;)">
            <text:p/>
          </table:table-cell>
          <table:table-cell table:formula="of:=IFERROR(VLOOKUP([.$A17];[$L.$A$2:$L.$Q$80];14;FALSE())*[.$B17];&quot;&quot;)">
            <text:p/>
          </table:table-cell>
          <table:table-cell table:formula="of:=IFERROR(VLOOKUP([.$A17];[$L.$A$2:$L.$Q$80];15;FALSE())*[.$B17];&quot;&quot;)">
            <text:p/>
          </table:table-cell>
          <table:table-cell table:formula="of:=IFERROR(VLOOKUP([.$A17];[$L.$A$2:$L.$Q$80];16;FALSE())*[.$B17];&quot;&quot;)">
            <text:p/>
          </table:table-cell>
          <table:table-cell table:formula="of:=IFERROR(VLOOKUP([.$A17];[$L.$A$2:$L.$Q$80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2:$L.$Q$80];3;FALSE());&quot;&quot;)&amp;T(ORG.OPENOFFICE.STYLE(IFERROR(IF(VLOOKUP([.$A18];[$L.$A$2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2:$L.$Q$80];4;FALSE())=&quot;Group 1&quot;;[.$B18];0);&quot;&quot;)">
            <text:p/>
          </table:table-cell>
          <table:table-cell table:formula="of:=IFERROR(VLOOKUP([.$A18];[$L.$A$2:$L.$Q$80];7;FALSE())*[.$B18];&quot;&quot;)">
            <text:p/>
          </table:table-cell>
          <table:table-cell table:formula="of:=IFERROR(VLOOKUP([.$A18];[$L.$A$2:$L.$Q$80];8;FALSE())*[.$B18];&quot;&quot;)">
            <text:p/>
          </table:table-cell>
          <table:table-cell table:formula="of:=IFERROR(VLOOKUP([.$A18];[$L.$A$2:$L.$Q$80];9;FALSE())*[.$B18];&quot;&quot;)">
            <text:p/>
          </table:table-cell>
          <table:table-cell table:formula="of:=IFERROR(VLOOKUP([.$A18];[$L.$A$2:$L.$Q$80];10;FALSE())*[.$B18];&quot;&quot;)">
            <text:p/>
          </table:table-cell>
          <table:table-cell table:formula="of:=IFERROR(VLOOKUP([.$A18];[$L.$A$2:$L.$Q$80];11;FALSE())*[.$B18];&quot;&quot;)">
            <text:p/>
          </table:table-cell>
          <table:table-cell table:formula="of:=IFERROR(VLOOKUP([.$A18];[$L.$A$2:$L.$Q$80];12;FALSE())*[.$B18];&quot;&quot;)">
            <text:p/>
          </table:table-cell>
          <table:table-cell table:formula="of:=IFERROR(VLOOKUP([.$A18];[$L.$A$2:$L.$Q$80];13;FALSE())*[.$B18];&quot;&quot;)">
            <text:p/>
          </table:table-cell>
          <table:table-cell table:formula="of:=IFERROR(VLOOKUP([.$A18];[$L.$A$2:$L.$Q$80];14;FALSE())*[.$B18];&quot;&quot;)">
            <text:p/>
          </table:table-cell>
          <table:table-cell table:formula="of:=IFERROR(VLOOKUP([.$A18];[$L.$A$2:$L.$Q$80];15;FALSE())*[.$B18];&quot;&quot;)">
            <text:p/>
          </table:table-cell>
          <table:table-cell table:formula="of:=IFERROR(VLOOKUP([.$A18];[$L.$A$2:$L.$Q$80];16;FALSE())*[.$B18];&quot;&quot;)">
            <text:p/>
          </table:table-cell>
          <table:table-cell table:formula="of:=IFERROR(VLOOKUP([.$A18];[$L.$A$2:$L.$Q$80];17;FALSE());&quot;&quot;)">
            <text:p/>
          </table:table-cell>
          <table:table-cell table:number-columns-repeated="1010"/>
        </table:table-row>
      </table:table>
      <table:table table:name="T" table:style-name="ta1">
        <table:table-column table:style-name="co21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22" table:default-cell-style-name="ce7"/>
        <table:table-column table:style-name="co13" table:default-cell-style-name="ce7"/>
        <table:table-column table:style-name="co14" table:default-cell-style-name="ce7"/>
        <table:table-column table:style-name="co2" table:number-columns-repeated="1011" table:default-cell-style-name="ce7"/>
        <table:table-row table:style-name="ro1">
          <table:table-cell/>
          <table:table-cell office:value-type="string" calcext:value-type="string">
            <text:p>Credit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mputer Engineering-SP</text:p>
          </table:table-cell>
          <table:table-cell office:value-type="string" calcext:value-type="string">
            <text:p>Computer Science Theory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Foundations of software</text:p>
          </table:table-cell>
          <table:table-cell office:value-type="string" calcext:value-type="string">
            <text:p>Information Security-SP</text:p>
          </table:table-cell>
          <table:table-cell office:value-type="string" calcext:value-type="string">
            <text:p>Internet Information Systems</text:p>
          </table:table-cell>
          <table:table-cell office:value-type="string" calcext:value-type="string">
            <text:p>Networking and Mobility</text:p>
          </table:table-cell>
          <table:table-cell office:value-type="string" calcext:value-type="string">
            <text:p>Signals, Images and Interfaces</text:p>
          </table:table-cell>
          <table:table-cell office:value-type="string" calcext:value-type="string">
            <text:p>Software Systems</text:p>
          </table:table-cell>
          <table:table-cell office:value-type="string" calcext:value-type="string">
            <text:p>Wireless Communic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:</text:p>
          </table:table-cell>
          <table:table-cell table:style-name="Good" table:formula="of:=[S1.B2]+[S2.B2]+[S3.B2]+[S4.B2]+[S5.B2]+[S6.B2]+ORG.OPENOFFICE.STYLE(IF(ORG.OPENOFFICE.CURRENT()&gt;=120;&quot;Good&quot;;&quot;Error&quot;))" office:value-type="float" office:value="131" calcext:value-type="float">
            <text:p>131</text:p>
          </table:table-cell>
          <table:table-cell table:style-name="Good" table:formula="of:=[S1.C2]+[S2.C2]+[S3.C2]+[S4.C2]+[S5.C2]+[S6.C2]+ORG.OPENOFFICE.STYLE(IF(ORG.OPENOFFICE.CURRENT()&gt;=30;&quot;Good&quot;;&quot;Error&quot;))" office:value-type="float" office:value="30" calcext:value-type="float">
            <text:p>30</text:p>
          </table:table-cell>
          <table:table-cell table:style-name="Neutral" table:formula="of:=[S1.D2]+[S2.D2]+[S3.D2]+[S4.D2]+[S5.D2]+[S6.D2]+ORG.OPENOFFICE.STYLE(IF(ORG.OPENOFFICE.CURRENT()&gt;=30;&quot;Good&quot;;IF(ORG.OPENOFFICE.CURRENT()&gt;=20;&quot;Neutral&quot;;&quot;Default&quot;)))" office:value-type="float" office:value="22" calcext:value-type="float">
            <text:p>22</text:p>
          </table:table-cell>
          <table:table-cell table:style-name="Default" table:formula="of:=[S1.E2]+[S2.E2]+[S3.E2]+[S4.E2]+[S5.E2]+[S6.E2]+ORG.OPENOFFICE.STYLE(IF(ORG.OPENOFFICE.CURRENT()&gt;=30;&quot;Good&quot;;IF(ORG.OPENOFFICE.CURRENT()&gt;=20;&quot;Neutral&quot;;&quot;Default&quot;)))" office:value-type="float" office:value="18" calcext:value-type="float">
            <text:p>18</text:p>
          </table:table-cell>
          <table:table-cell table:style-name="Neutral" table:formula="of:=[S1.F2]+[S2.F2]+[S3.F2]+[S4.F2]+[S5.F2]+[S6.F2]+ORG.OPENOFFICE.STYLE(IF(ORG.OPENOFFICE.CURRENT()&gt;=30;&quot;Good&quot;;IF(ORG.OPENOFFICE.CURRENT()&gt;=20;&quot;Neutral&quot;;&quot;Default&quot;)))" office:value-type="float" office:value="28" calcext:value-type="float">
            <text:p>28</text:p>
          </table:table-cell>
          <table:table-cell table:style-name="Good" table:formula="of:=[S1.G2]+[S2.G2]+[S3.G2]+[S4.G2]+[S5.G2]+[S6.G2]+ORG.OPENOFFICE.STYLE(IF(ORG.OPENOFFICE.CURRENT()&gt;=30;&quot;Good&quot;;IF(ORG.OPENOFFICE.CURRENT()&gt;=20;&quot;Neutral&quot;;&quot;Default&quot;)))" office:value-type="float" office:value="40" calcext:value-type="float">
            <text:p>40</text:p>
          </table:table-cell>
          <table:table-cell table:style-name="Default" table:formula="of:=[S1.H2]+[S2.H2]+[S3.H2]+[S4.H2]+[S5.H2]+[S6.H2]+ORG.OPENOFFICE.STYLE(IF(ORG.OPENOFFICE.CURRENT()&gt;=30;&quot;Good&quot;;IF(ORG.OPENOFFICE.CURRENT()&gt;=20;&quot;Neutral&quot;;&quot;Default&quot;)))" office:value-type="float" office:value="13" calcext:value-type="float">
            <text:p>13</text:p>
          </table:table-cell>
          <table:table-cell table:style-name="Neutral" table:formula="of:=[S1.I2]+[S2.I2]+[S3.I2]+[S4.I2]+[S5.I2]+[S6.I2]+ORG.OPENOFFICE.STYLE(IF(ORG.OPENOFFICE.CURRENT()&gt;=30;&quot;Good&quot;;IF(ORG.OPENOFFICE.CURRENT()&gt;=20;&quot;Neutral&quot;;&quot;Default&quot;)))" office:value-type="float" office:value="27" calcext:value-type="float">
            <text:p>27</text:p>
          </table:table-cell>
          <table:table-cell table:style-name="Neutral" table:formula="of:=[S1.J2]+[S2.J2]+[S3.J2]+[S4.J2]+[S5.J2]+[S6.J2]+ORG.OPENOFFICE.STYLE(IF(ORG.OPENOFFICE.CURRENT()&gt;=30;&quot;Good&quot;;IF(ORG.OPENOFFICE.CURRENT()&gt;=20;&quot;Neutral&quot;;&quot;Default&quot;)))" office:value-type="float" office:value="21" calcext:value-type="float">
            <text:p>21</text:p>
          </table:table-cell>
          <table:table-cell table:style-name="Default" table:formula="of:=[S1.K2]+[S2.K2]+[S3.K2]+[S4.K2]+[S5.K2]+[S6.K2]+ORG.OPENOFFICE.STYLE(IF(ORG.OPENOFFICE.CURRENT()&gt;=30;&quot;Good&quot;;IF(ORG.OPENOFFICE.CURRENT()&gt;=20;&quot;Neutral&quot;;&quot;Default&quot;)))" office:value-type="float" office:value="0" calcext:value-type="float">
            <text:p>0</text:p>
          </table:table-cell>
          <table:table-cell table:style-name="Good" table:formula="of:=[S1.L2]+[S2.L2]+[S3.L2]+[S4.L2]+[S5.L2]+[S6.L2]+ORG.OPENOFFICE.STYLE(IF(ORG.OPENOFFICE.CURRENT()&gt;=30;&quot;Good&quot;;IF(ORG.OPENOFFICE.CURRENT()&gt;=20;&quot;Neutral&quot;;&quot;Default&quot;)))" office:value-type="float" office:value="45" calcext:value-type="float">
            <text:p>45</text:p>
          </table:table-cell>
          <table:table-cell table:style-name="Default" table:formula="of:=[S1.M2]+[S2.M2]+[S3.M2]+[S4.M2]+[S5.M2]+[S6.M2]+ORG.OPENOFFICE.STYLE(IF(ORG.OPENOFFICE.CURRENT()&gt;=30;&quot;Good&quot;;IF(ORG.OPENOFFICE.CURRENT()&gt;=20;&quot;Neutral&quot;;&quot;Default&quot;)))" office:value-type="float" office:value="4" calcext:value-type="float">
            <text:p>4</text:p>
          </table:table-cell>
          <table:table-cell table:style-name="Default" table:number-columns-repeated="1011"/>
        </table:table-row>
      </table:table>
      <table:named-expressions/>
      <table:database-ranges>
        <table:database-range table:name="__Anonymous_Sheet_DB__0" table:target-range-address="L.A1:L.Q8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10:46.6305606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8:50:40.999588</meta:creation-date>
    <dc:date>2021-12-30T19:15:59.490086669</dc:date>
    <meta:generator>LibreOffice/7.2.4.1$Linux_X86_64 LibreOffice_project/20$Build-1</meta:generator>
    <meta:editing-cycles>4</meta:editing-cycles>
    <meta:editing-duration>PT8M47S</meta:editing-duration>
    <meta:document-statistic meta:table-count="8" meta:cell-count="2737" meta:object-count="0"/>
  </office:meta>
</office:document-meta>
</file>